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Arial" officeooo:paragraph-rsid="01808eec"/>
    </style:style>
    <style:style style:name="T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ff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6b0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850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96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97f2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cd0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c08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a48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bb0b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9b5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6d7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76c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2a1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5964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9af5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9fd1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902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03de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252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360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7f6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a955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44c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72d5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078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90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11b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c921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1725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db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9aaf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ba0c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046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30d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468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893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b04d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d024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3e0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f4b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f639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1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0f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c952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e526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c1cb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2ad8d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23d4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629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3aaad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5fa7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7b5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0ad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4264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7b69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8203e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1a82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4a9e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afb0e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54a9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8d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beb7a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c6e8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56a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8fef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d920c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9fd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3db2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ea52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0a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366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ef15b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18c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66cd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0fd3f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a703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dbba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0f072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0ff9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2462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14f30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4d4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26cc0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5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5550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88e6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becd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3dddc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256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4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0556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5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6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4daab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7422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c4ff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69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edb0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0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5f7e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1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677da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2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officeooo:rsid="017dab60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17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7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1cb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ccffa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7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3d49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aaad1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7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edd1d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7b5a5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3de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920c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b2033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c9217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dbba6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88e68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74224" fo:background-color="#ff33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8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ad8d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62920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252aa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ac0e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fb0e2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2b3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19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4b82b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c4ffa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edb08" fo:background-color="#ffd32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8432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a725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fbe61" fo:background-color="#ffcc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7b69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8203e8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1a82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4a9e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0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54a9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eb7a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6e80d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3f82a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8fef2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080fe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18c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907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cd6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4d4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5561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b04d4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dab60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56ada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72d51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3db2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a48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f072f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0ff95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dddc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5f7e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77da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f15b1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0f6a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366c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d3fd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eb56b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11ba5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24622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4f30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633b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1df87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20899e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5550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daab6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b4c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6cad14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71f4e3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808eec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3becda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0256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49aaff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25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384322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5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fo:background-color="#ffff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5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14daab6" fo:background-color="#ff3333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5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5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ccff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5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23d49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69b59a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902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3de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d3fde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6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7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8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8ac0e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5964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360fa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0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dddc7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3becda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bold" officeooo:rsid="01402562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b3b0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ea054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officeooo:rsid="00ffedc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officeooo:rsid="00d3f82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42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3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officeooo:rsid="008d2176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4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5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346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47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48" style:family="text">
      <style:text-properties fo:color="#cccccc"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349" style:family="text">
      <style:text-properties fo:color="#ffffff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0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3a9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4a3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c3f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ff44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8432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825c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dc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f54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073b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22e5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e2b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bdf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2139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5cce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fa36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0ad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426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3fe8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560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5fcd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6324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9201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bcd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dae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ac48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3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e0c3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561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2d0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67bb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f21f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1ebc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49a6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73bd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cf2e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2c99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a671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1351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f0c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0cf2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248e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83b4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b3af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cb74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d6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2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ed6f9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0f6a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7a679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94b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4923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5db2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08d39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d05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4b5f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6cc0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98ec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306f6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89b8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9777b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d045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4f4da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89c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e12b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5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410a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83ce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b4c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b6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04577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3d23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6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5911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700b2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c12b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f23c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14de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22bfa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32e6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7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9d48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7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ffca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2b83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6d40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4f19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0a73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790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1e77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d440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8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0b17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30e1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045a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a62d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7f1e7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0383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8442d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7c6c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9c166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105eb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49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e92b9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e2d3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bda7a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4137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0fcb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13f1a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5fb7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8a00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d482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fb11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0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0c9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979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df876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0899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5975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d654f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eae1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3aaad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62d1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1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14792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5e46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cad14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1f4e3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808ee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6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8051d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29" style:family="text">
      <style:text-properties style:text-outline="false" style:text-line-through-style="none" style:text-line-through-type="none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11491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2c1b4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339d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3da5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0513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45762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b8e9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46c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6db837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3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aa69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949fc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bccc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ce67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2952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4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d4ca9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a0e1b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6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fb7d9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7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a74b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8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1b18a8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49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22850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0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9c18d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1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5c925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2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62aef1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3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179d2a9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4" style:family="text">
      <style:text-properties style:text-outline="false" style:text-line-through-style="none" style:text-line-through-type="none" fo:font-size="24pt" fo:font-style="normal" fo:text-shadow="none" style:text-underline-style="none" fo:font-weight="normal" fo:background-color="#ff3333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5" style:family="text">
      <style:text-properties style:text-outline="false" style:text-line-through-style="none" style:text-line-through-type="none" fo:font-size="24pt" fo:font-style="normal" fo:text-shadow="none" style:text-underline-style="none" fo:font-weight="normal" officeooo:rsid="0055f538" fo:background-color="#dddddd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556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#000000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57" style:family="text">
      <style:text-properties style:text-outline="false" style:text-line-through-style="none" style:text-line-through-type="none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58" style:family="text">
      <style:text-properties style:text-outline="false" style:text-line-through-style="none" style:text-line-through-type="none" fo:font-size="24pt" fo:font-style="italic" fo:text-shadow="none" style:text-underline-style="none" fo:font-weight="normal" officeooo:rsid="00339df1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59" style:family="text">
      <style:text-properties style:text-outline="false" style:text-line-through-style="none" style:text-line-through-type="none" fo:font-size="24pt" fo:font-style="italic" fo:text-shadow="none" style:text-underline-style="none" fo:font-weight="normal" fo:background-color="transparent" loext:char-shading-value="0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 style:text-overline-style="none" style:text-overline-color="font-color"/>
    </style:style>
    <style:style style:name="T560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1e77b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22e5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0b179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045a7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220ee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0ad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4264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f1e72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6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49a64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39fd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83ced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808eec" fo:background-color="#6666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3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c9255" fo:background-color="#99ff66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ff33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9d48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7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a50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e087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ffca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0ded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f19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a73c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0b69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30e1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8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46b2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7a62d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80383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c1666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9e0c3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05eb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a1561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1ebc4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bda7a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59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0fcbf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5fb7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8a00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d4825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fb112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0c98d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d13519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f94ba0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59753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eae1e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0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562d1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2aef1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1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b83b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6d40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790e3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825c5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c13f1a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e248ef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298ec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1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14792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5e46d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6f6398" fo:background-color="#9900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2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4af3c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3e42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d4404" fo:background-color="#66ffff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6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a74b9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11d979f" fo:background-color="#dddddd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0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4d242f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e92b9" fo:background-color="#0000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a2596" fo:background-color="#66ff00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f538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8e2be" fo:background-color="#cccccc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38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99ff66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39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0000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0" style:family="text">
      <style:text-properties style:text-outline="false" style:text-line-through-style="none" style:text-line-through-type="none" fo:font-size="12pt" fo:font-style="normal" fo:text-shadow="none" style:text-underline-style="none" fo:font-weight="bold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1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da6ef" fo:background-color="#ff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2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6d405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3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c949fc" fo:background-color="#9900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4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3a3e42" fo:background-color="#66ffff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5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58e2be" fo:background-color="#66ff00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646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4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4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4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83ce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f23c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5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0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3da5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5762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741a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5cce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e670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2952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c925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69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2b83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7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1561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bda7a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8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d135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8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699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a67bb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13f1a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c949fc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e248ef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7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8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09" style:family="text">
      <style:text-properties style:text-outline="false" style:text-line-through-style="none" style:text-line-through-type="none" fo:font-size="12pt" fo:font-style="italic" fo:text-shadow="none" style:text-underline-style="none" fo:font-weight="bold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0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28cbba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1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4d242f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2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e92b9" fo:background-color="#0000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3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cccccc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4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8e2be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5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5f538" fo:background-color="#66ff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6" style:family="text">
      <style:text-properties style:text-outline="false" style:text-line-through-style="none" style:text-line-through-type="none" fo:font-size="12pt" fo:font-style="italic" fo:text-shadow="none" style:text-underline-style="none" fo:font-weight="bold" officeooo:rsid="005d4404" fo:background-color="#66ff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17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66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18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ff66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19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ffff99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20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21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66ff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22" style:family="text">
      <style:text-properties style:text-outline="false" style:text-line-through-style="none" style:text-line-through-type="none" fo:font-size="12pt" fo:font-style="italic" fo:text-shadow="none" style:text-underline-style="none" fo:font-weight="normal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23" style:family="text">
      <style:text-properties style:text-outline="false" style:text-line-through-style="none" style:text-line-through-type="none" fo:font-size="12pt" fo:font-style="italic" fo:text-shadow="none" style:text-underline-style="none" fo:font-weight="normal" officeooo:rsid="0028cbba" fo:background-color="#000000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724" style:family="text">
      <style:text-properties style:text-outline="false" style:text-line-through-style="none" style:text-line-through-type="none" style:font-name="Arial1" fo:font-size="24pt" fo:font-style="normal" fo:text-shadow="none" style:text-underline-style="none" fo:font-weight="normal" officeooo:rsid="0019d485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000000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2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#e6e6ff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4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55f538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5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5157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6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0eea520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7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2fd40c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8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32e6c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39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46378d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0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ac27e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1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officeooo:rsid="017bc721" fo:background-color="transparent" loext:char-shading-value="0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742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bold" fo:background-color="#000000" loext:char-shading-value="0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 style:text-overline-style="none" style:text-overline-color="font-color"/>
    </style:style>
    <style:style style:name="T74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7f675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b9cf8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5157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7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7034b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8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eea520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4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0b3a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50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2fd40c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5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32e6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5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32e6c1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5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146378d" fo:background-color="#cccc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75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5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132e6c1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5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132e6c1" fo:background-color="#cccc99" loext:char-shading-value="0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57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8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59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0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1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2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3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4" style:family="text">
      <style:text-properties style:use-window-font-color="true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22e5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0b179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220e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6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0ad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4264d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f1e72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56ada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3db2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f0a48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77da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ad8d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62920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7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a489b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a501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6b0b9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d91e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4f19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a73c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55f538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46b2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0b69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8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6d7d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1ffca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a62db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0383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e0c3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44c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5fb7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8a00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d4825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79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fb112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0c98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eae1e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2aef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0457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7034b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fd40c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2e6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6378d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0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7bc72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6d40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2cd00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4825c5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298ec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14792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5e46d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f6398" fo:background-color="#9900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3edd1d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67b5a5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1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920c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daab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63e03f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2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7b69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3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8203e8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4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c6e80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5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3f82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6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d8fef2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7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080f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8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0ef15b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29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354d4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0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bold" officeooo:rsid="01405561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1" style:family="text">
      <style:text-properties fo:color="#dddddd" style:text-outline="false" style:text-line-through-style="none" style:text-line-through-type="none" fo:font-size="12pt" fo:font-style="italic" fo:text-shadow="none" style:text-underline-style="none" fo:font-weight="normal" fo:background-color="#9900ff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3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9fd10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1ebc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4137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c0fcbf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94ba0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59753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3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046d4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62d11" fo:background-color="#ffff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1a82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a4a9e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54a9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eb7aa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907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66cd6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11ba5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bfb4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4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979f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b04d4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d024e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dab60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5fbe61" fo:background-color="#ffcc0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02b3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f366c5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24622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c4ffa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edb08" fo:background-color="#ffd320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5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252aa" fo:background-color="#99ff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49a6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0ff95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4f30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1df876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20899e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5550f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6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f7e7b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7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6cad14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8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71f4e3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69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808eec" fo:background-color="#6666ff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0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0b7f675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1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b3ac1" fo:background-color="#cccc99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2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0dbba6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3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388e68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4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bold" officeooo:rsid="01574224" fo:background-color="#ff3333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T875" style:family="text">
      <style:text-properties fo:color="#eeeeee" style:text-outline="false" style:text-line-through-style="none" style:text-line-through-type="none" fo:font-size="12pt" fo:font-style="italic" fo:text-shadow="none" style:text-underline-style="none" fo:font-weight="normal" fo:background-color="#ff3333" loext:char-shading-value="0" style:font-name-asian="Tahoma" style:font-size-asian="12pt" style:font-style-asian="italic" style:font-weight-asian="normal" style:font-name-complex="Tahoma" style:font-size-complex="12pt" style:font-style-complex="italic" style:font-weight-complex="normal" style:text-emphasize="none" style:text-overline-style="none" style:text-overline-color="font-color"/>
    </style:style>
    <style:style style:name="T876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b360fa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77" style:family="text">
      <style:text-properties fo:color="#eeeeee" style:text-outline="false" style:text-line-through-style="none" style:text-line-through-type="none" fo:font-size="12pt" fo:font-style="normal" fo:text-shadow="none" style:text-underline-style="none" fo:font-weight="normal" officeooo:rsid="00c04137" fo:background-color="#ffff99" loext:char-shading-value="0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78" style:family="text">
      <style:text-properties fo:color="#aecf00" style:text-outline="false" style:text-line-through-style="none" style:text-line-through-type="none" fo:font-size="12pt" fo:font-style="italic" fo:text-shadow="none" style:text-underline-style="none" fo:font-weight="bold" fo:background-color="#99ff66" loext:char-shading-value="0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34">(</text:span><text:span text:style-name="T725">\s</text:span><text:span text:style-name="T733">(?!\S+?_nn[ult]?2?</text:span><text:span text:style-name="T726"> </text:span><text:span text:style-name="T733">\S+?_i\S</text:span><text:span text:style-name="T726"> </text:span><text:span text:style-name="T733">\S+?_</text:span><text:span text:style-name="T2">(a\S+|d\S+|m\S+)</text:span><text:span text:style-name="T114"> </text:span><text:span text:style-name="T743">(?#</text:span><text:span text:style-name="T759"> Results of the . . .</text:span><text:span text:style-name="T749">.</text:span><text:span text:style-name="T754">)</text:span><text:span text:style-name="T60">(</text:span><text:span text:style-name="T2">\S+?_(jj[rt]?|md</text:span><text:span text:style-name="T733">)</text:span><text:span text:style-name="T726"> </text:span><text:span text:style-name="T733">\S+?_n\S+</text:span><text:span text:style-name="T726"> </text:span><text:span text:style-name="T733">\S+?_i\S</text:span><text:span text:style-name="T726"> </text:span><text:span text:style-name="T733">\S+?_</text:span><text:span text:style-name="T2">(a\S+|d\S+|m\S+)</text:span><text:span text:style-name="T114"> </text:span><text:span text:style-name="T2">\S+?_(jj[rt]?|md)</text:span><text:span text:style-name="T749">(?#Reject pattern </text:span><text:span text:style-name="T871">results from the</text:span><text:span text:style-name="T759"> first round of the presidential</text:span><text:span text:style-name="T749"> </text:span><text:span text:style-name="T871">election</text:span><text:span text:style-name="T749">)</text:span><text:span text:style-name="T60">|\S+?_nn1</text:span><text:span text:style-name="T142"> </text:span><text:span text:style-name="T60">\S+?_i\S</text:span><text:span text:style-name="T142"> </text:span><text:span text:style-name="T736">\S+?_</text:span><text:span text:style-name="T60">(a\S+|d\S+|m\S+)</text:span><text:span text:style-name="T142"> </text:span><text:span text:style-name="T60">\S+?_nn1</text:span><text:span text:style-name="T142"> </text:span><text:span text:style-name="T60">\S+?_i\S</text:span><text:span text:style-name="T744">(?#Reject pattern</text:span><text:span text:style-name="T757"> </text:span><text:span text:style-name="T871">results from the</text:span><text:span text:style-name="T757"> office of the Superintendent of </text:span><text:span text:style-name="T870">bankruptcy</text:span><text:span text:style-name="T744">)</text:span><text:span text:style-name="T71">|</text:span><text:span text:style-name="T80">\S+?_n[np]1 </text:span><text:span text:style-name="T71">\S+?_ge</text:span><text:span text:style-name="T149"> </text:span><text:span text:style-name="T71">\S+?_nn1</text:span><text:span text:style-name="T149"> </text:span><text:span text:style-name="T71">\S+?_i\S</text:span><text:span text:style-name="T149"> </text:span><text:span text:style-name="T71">\S+?_jj[rt]?</text:span><text:span text:style-name="T748">(?#</text:span><text:span text:style-name="T749">Reject pattern </text:span><text:span text:style-name="T871">graduates with a</text:span><text:span text:style-name="T759"> master ’s degree in real</text:span><text:span text:style-name="T749"> </text:span><text:span text:style-name="T871">estate</text:span><text:span text:style-name="T748">)</text:span><text:span text:style-name="T738">|\S+?_nnu</text:span><text:span text:style-name="T729"> </text:span><text:span text:style-name="T738">\S+?_i\S</text:span><text:span text:style-name="T729"> </text:span><text:span text:style-name="T736">\S+?_</text:span><text:span text:style-name="T60">(a\S+|d\S+|m\S+)</text:span><text:span text:style-name="T142"> </text:span><text:span text:style-name="T81">\S+?_n[npd]\d</text:span><text:span text:style-name="T156"> </text:span><text:span text:style-name="T81">\S+?_ge</text:span><text:span text:style-name="T751">(?#Reject pattern </text:span><text:span text:style-name="T807">communities with 70</text:span><text:span text:style-name="T761"> percent of the North ’s </text:span><text:span text:style-name="T807">population</text:span><text:span text:style-name="T751"> .</text:span><text:span text:style-name="T755">)</text:span><text:span text:style-name="T740">|\S+?_jj[rt]?</text:span><text:span text:style-name="T731"> </text:span><text:span text:style-name="T740">\S+?_mc</text:span><text:span text:style-name="T731"> </text:span><text:span text:style-name="T740">\S+?_nnt2</text:span><text:span text:style-name="T731"> </text:span><text:span text:style-name="T741">of_io</text:span><text:span text:style-name="T732"> </text:span><text:span text:style-name="T741">\S+?_nn1</text:span><text:span text:style-name="T752">(?#Reject pattern </text:span><text:span text:style-name="T809">people with a</text:span><text:span text:style-name="T762"> </text:span><text:span text:style-name="T764">combined five decades of oil</text:span><text:span text:style-name="T762"> </text:span><text:span text:style-name="T764">experience</text:span><text:span text:style-name="T752">.</text:span><text:span text:style-name="T756">)</text:span><text:span text:style-name="T60">)</text:span><text:span text:style-name="T45">|(\S+?_(vm|vd[dz])|</text:span><text:span text:style-name="T46">(</text:span><text:span text:style-name="T45">[Mm]a[kd][ei](s|ing)?|[Ll]et(s|ting)?)_</text:span><text:span text:style-name="T46">vv\S)</text:span><text:span text:style-name="T132"> </text:span><text:span text:style-name="T46">\S+?_(nnt?1|jj[rt]?)</text:span><text:span text:style-name="T132"> </text:span><text:span text:style-name="T46">\S+?_nn\d?</text:span><text:span text:style-name="T132"> </text:span><text:span text:style-name="T46">,_,</text:span><text:span text:style-name="T132"> </text:span><text:span text:style-name="T46">\S+?_(nnt?1|jj[rt]?)</text:span><text:span text:style-name="T132"> </text:span><text:span text:style-name="T46">\S+?_nn\d?</text:span><text:span text:style-name="T132"> </text:span><text:span text:style-name="T46">\S+?_cc</text:span><text:span text:style-name="T132"> </text:span><text:span text:style-name="T46">\S+?_(nnt?1|jj[rt]?</text:span><text:span text:style-name="T47">)</text:span><text:span text:style-name="T744">(?</text:span><text:span text:style-name="T745">#</text:span><text:span text:style-name="T744">SLOT 9L STEP 2: Reject pattern </text:span><text:span text:style-name="T757">makes morning coffee, after-work drinks and morning </text:span><text:span text:style-name="T870">tea</text:span><text:span text:style-name="T757"> </text:span><text:span text:style-name="T870">feel</text:span><text:span text:style-name="T744"> .)</text:span><text:span text:style-name="T735">|(\S+?_(cs|rrq)</text:span><text:span text:style-name="T727"> </text:span><text:span text:style-name="T735">\S+?_(ii|rg)</text:span><text:span text:style-name="T727"> </text:span><text:span text:style-name="T735">\S+?_mc</text:span><text:span text:style-name="T727"> </text:span><text:span text:style-name="T735">\S+?_nnu(\d+)?</text:span><text:span text:style-name="T727"> </text:span><text:span text:style-name="T735">\S+?_nnu(\d+)?</text:span><text:span text:style-name="T727"> </text:span><text:span text:style-name="T735">\S+?_i\S</text:span><text:span text:style-name="T727"> </text:span><text:span text:style-name="T735">\S+?_n[np]\d?</text:span><text:span text:style-name="T727"> </text:span><text:span text:style-name="T735">\S+?_i\S)</text:span><text:span text:style-name="T746">(?#</text:span><text:span text:style-name="T747">SLOT 9L STEP 3: Reject pattern </text:span><text:span text:style-name="T758">While about 90 per cent of Inuit across </text:span><text:span text:style-name="T805">Canada</text:span><text:span text:style-name="T747"> .</text:span><text:span text:style-name="T746">)</text:span><text:span text:style-name="T737">|(\S+?_vbr</text:span><text:span text:style-name="T728"> </text:span><text:span text:style-name="T737">\S+?_(mc|da2)</text:span><text:span text:style-name="T728"> </text:span><text:span text:style-name="T737">\S+?_nnt2</text:span><text:span text:style-name="T728"> </text:span><text:span text:style-name="T737">\S+?_(jjr|rrr)</text:span><text:span text:style-name="T728"> </text:span><text:span text:style-name="T737">\S+?_csn</text:span><text:span text:style-name="T728"> </text:span><text:span text:style-name="T737">\S+?_</text:span><text:span text:style-name="T79">(a\S+|d\S+|m\S+)</text:span><text:span text:style-name="T155"> </text:span><text:span text:style-name="T79">\S+?_da</text:span><text:span text:style-name="T155"> </text:span><text:span text:style-name="T79">\S+?_jj[rt]?</text:span><text:span text:style-name="T737">)</text:span><text:span text:style-name="T750">(?#SLOT 9L STEP 3: Reject incorrectly tagged pattern </text:span><text:span text:style-name="T760">are seven times higher than our own terrestrial-based </text:span><text:span text:style-name="T806">toll connect_vv0 facilities</text:span><text:span text:style-name="T750">.)</text:span><text:span text:style-name="T739">|(\S+?_n\S+</text:span><text:span text:style-name="T730"> </text:span><text:span text:style-name="T739">\S+?_i\S </text:span><text:soft-page-break/><text:span text:style-name="T737">\S+?_</text:span><text:span text:style-name="T79">(a\S+|d\S+|m\S+)</text:span><text:span text:style-name="T155"> </text:span><text:span text:style-name="T91">\S+?_n\S+</text:span><text:span text:style-name="T165"> </text:span><text:span text:style-name="T91">\S+?_ge</text:span><text:span text:style-name="T165"> </text:span><text:span text:style-name="T91">\S+?_n\S+</text:span><text:span text:style-name="T165"> </text:span><text:span text:style-name="T91">\S+?_i\S</text:span><text:span text:style-name="T165"> </text:span><text:span text:style-name="T737">\S+?_</text:span><text:span text:style-name="T79">(a\S+|d\S+|m\S+)</text:span><text:span text:style-name="T739">)</text:span><text:span text:style-name="T753">(?#SLOT 9L STEP 4: Reject erroneously tagged pattern </text:span><text:span text:style-name="T763">produce from his uncle ’s farm at a </text:span><text:span text:style-name="T808">Calgary market_vv0</text:span><text:span text:style-name="T753">.)</text:span><text:span text:style-name="T733">)\S+</text:span><text:span text:style-name="T744">(?#Close lookahead and advance to the next position)</text:span><text:span text:style-name="T742">\</text:span><text:span text:style-name="T725">s</text:span><text:span text:style-name="T2">(?!(\S+?_nn2</text:span><text:span text:style-name="T114"> </text:span><text:span text:style-name="T2">\S+?_i\S</text:span><text:span text:style-name="T114"> </text:span><text:span text:style-name="T2">\S+?_nn1</text:span><text:span text:style-name="T114"> </text:span><text:span text:style-name="T2">\S+?_\S*?nn1\S*?</text:span><text:span text:style-name="T114"> </text:span><text:span text:style-name="T2">\S+?_i\S</text:span><text:span text:style-name="T114"> </text:span><text:span text:style-name="T2">\S+?_(a\S+|d\S+|m\S+)</text:span><text:span text:style-name="T114"> </text:span><text:span text:style-name="T2">\S+?_jj[rt]?</text:span><text:span text:style-name="T114"> </text:span><text:span text:style-name="T2">\S+?_nn1)</text:span><text:span text:style-name="T195">(?# SLOT 8L STEP1: Reject pattern </text:span><text:span text:style-name="T313">clashes over budget cutting in the long term</text:span><text:span text:style-name="T195">.)</text:span><text:span text:style-name="T2">|(\S+?_nn2?</text:span><text:span text:style-name="T114"> </text:span><text:span text:style-name="T2">\S+?_i\S</text:span><text:span text:style-name="T114"> </text:span><text:span text:style-name="T2">\S+?_(a\S+|d\S+|m\S+)</text:span><text:span text:style-name="T114"> </text:span><text:span text:style-name="T2">\S+?_nn1</text:span><text:span text:style-name="T114"> </text:span><text:span text:style-name="T2">\S+?_i\S</text:span><text:span text:style-name="T114"> </text:span><text:span text:style-name="T2">\S+?_(a\S+|d\S+|m\S+)</text:span><text:span text:style-name="T114"> </text:span><text:span text:style-name="T2">\S+?_\S*?jj[rt]?\S*?</text:span><text:span text:style-name="T114"> </text:span><text:span text:style-name="T2">\S+?_nnt?1)</text:span><text:span text:style-name="T195">(?#SLOT 8L STEP 2: Reject pattern </text:span><text:span text:style-name="T313">investments in their portfolio within a given year</text:span><text:span text:style-name="T195">.)</text:span><text:span text:style-name="T2">|(\S+?_(nn2|d[abd]2)</text:span><text:span text:style-name="T114"> </text:span><text:span text:style-name="T2">\S+?_(pnqs|cst)</text:span><text:span text:style-name="T114"> </text:span><text:span text:style-name="T2">\S+?_\S*?vv0\S*?</text:span><text:span text:style-name="T114"> </text:span><text:span text:style-name="T733">to_to</text:span><text:span text:style-name="T726"> </text:span><text:span text:style-name="T733">\S+?_v\Si</text:span><text:span text:style-name="T726"> </text:span><text:span text:style-name="T733">\S+?_i\S</text:span><text:span text:style-name="T726"> </text:span><text:span text:style-name="T733">\S+?_</text:span><text:span text:style-name="T2">(a\S+|d\S+|m\S+)</text:span><text:span text:style-name="T114"> </text:span><text:span text:style-name="T2">\S+?_nn1)</text:span><text:span text:style-name="T195">(?# Reject pattern </text:span><text:span text:style-name="T313">directors who like to hover with the camera</text:span><text:span text:style-name="T195">)</text:span><text:span text:style-name="T2">|(\S+?_(\S*?nn2\S*?|\S*?d[abd]2\S*?)</text:span><text:span text:style-name="T114"> </text:span><text:span text:style-name="T2">\S+?_(\S*?pnqs\S*?|\S*?ddq\S*?|\S*?cst\S*?)</text:span><text:span text:style-name="T114"> </text:span><text:span text:style-name="T2">\S+?_\S*?vm\S*?</text:span><text:span text:style-name="T114"> </text:span><text:span text:style-name="T2">\S+?_vvi</text:span><text:span text:style-name="T114"> </text:span><text:span text:style-name="T2">\S+?_\S*?i\S*?</text:span><text:span text:style-name="T114"> </text:span><text:span text:style-name="T2">\S+?_(a\S+|d\S+|m\S+)</text:span><text:span text:style-name="T114"> </text:span><text:span text:style-name="T2">\S+?_(jj[rt]?|np1))</text:span><text:span text:style-name="T195">(?#SLOT 8L STEP 4: Reject patterns </text:span><text:span text:style-name="T313">streams that would grow in the new</text:span><text:span text:style-name="T195"> </text:span><text:span text:style-name="T804">stadium</text:span><text:span text:style-name="T195">.)</text:span><text:span text:style-name="T2">|(\S+?_nn[ult]?2?</text:span><text:span text:style-name="T114"> </text:span><text:span text:style-name="T2">\S+?_\S*?vv[ng]\S*?</text:span><text:span text:style-name="T114"> </text:span><text:span text:style-name="T2">\S+?_i\S</text:span><text:span text:style-name="T114"> </text:span><text:span text:style-name="T63">|</text:span><text:span text:style-name="T236">(?#fork)</text:span><text:span text:style-name="T63">(\</text:span><text:span text:style-name="T2">S+?_n\S+</text:span><text:span text:style-name="T114"> </text:span><text:span text:style-name="T2">\S+?_i\S</text:span><text:span text:style-name="T114"> </text:span><text:span text:style-name="T2">\S+?_n\S+</text:span><text:span text:style-name="T114"> </text:span><text:span text:style-name="T2">\S+_cc</text:span><text:span text:style-name="T63">|\S+?_(a\S+|d\S+|m\S+)</text:span><text:span text:style-name="T144"> </text:span><text:span text:style-name="T63">\S+?_nn1</text:span><text:span text:style-name="T144"> </text:span><text:span text:style-name="T63">\S+?_i\S</text:span><text:span text:style-name="T144"> </text:span><text:span text:style-name="T63">\S+?_i\S)</text:span><text:span text:style-name="T2">)</text:span><text:span text:style-name="T195">(?# </text:span><text:span text:style-name="T196">SLOT 8L STEP 5: </text:span><text:span text:style-name="T195">Reject pattern</text:span><text:span text:style-name="T199">s</text:span><text:span text:style-name="T195"> </text:span><text:span text:style-name="T313">people held in servitude for sex or </text:span><text:span text:style-name="T804">labor </text:span><text:span text:style-name="T199">and</text:span><text:span text:style-name="T195"> </text:span><text:span text:style-name="T315">members reeling from a spate of recent </text:span><text:span text:style-name="T855">violence</text:span><text:span text:style-name="T195">.)</text:span><text:span text:style-name="T20">|(and_cc the_at</text:span><text:span text:style-name="T122"> </text:span><text:span text:style-name="T20">\S+?_np1</text:span><text:span text:style-name="T122"> </text:span><text:span text:style-name="T20">\S+?_np1</text:span><text:span text:style-name="T122"> </text:span><text:span text:style-name="T20">\S+?_ge</text:span><text:span text:style-name="T122"> </text:span><text:span text:style-name="T20">\S+?_n\S+1</text:span><text:span text:style-name="T122"> </text:span><text:span text:style-name="T20">\S+?_i\S)</text:span><text:span text:style-name="T203">(?#</text:span><text:span text:style-name="T204">SLOT 8L </text:span><text:soft-page-break/><text:span text:style-name="T204">STEP 6: Reject pattern </text:span><text:span text:style-name="T331">and the United States ’ role in </text:span><text:span text:style-name="T853">it </text:span><text:span text:style-name="T331">)</text:span><text:span text:style-name="T40">|(\S+?_nn2?</text:span><text:span text:style-name="T130"> </text:span><text:span text:style-name="T40">\S+?_i\S</text:span><text:span text:style-name="T130"> </text:span><text:span text:style-name="T40">\S+?_(a\S+|d\S+|m\S+)</text:span><text:span text:style-name="T130"> </text:span><text:span text:style-name="T40">\S+?_</text:span><text:span text:style-name="T76">(</text:span><text:span text:style-name="T236">(?#fork</text:span><text:span text:style-name="T240">1</text:span><text:span text:style-name="T236">)</text:span><text:span text:style-name="T40">jj[rt]?</text:span><text:span text:style-name="T130"> </text:span><text:span text:style-name="T40">\S+?_nn\w?1</text:span><text:span text:style-name="T130"> </text:span><text:span text:style-name="T40">\S+?_i\S</text:span><text:span text:style-name="T130"> </text:span><text:span text:style-name="T40">\S+?_jj[rt]?</text:span><text:span text:style-name="T76">|</text:span><text:span text:style-name="T236">(?#fork</text:span><text:span text:style-name="T240">2</text:span><text:span text:style-name="T236">)</text:span><text:span text:style-name="T76">md</text:span><text:span text:style-name="T153"> </text:span><text:span text:style-name="T76">\S+?_(da2|mc)</text:span><text:span text:style-name="T153"> </text:span><text:span text:style-name="T76">\S+?_nnt2</text:span><text:span text:style-name="T153"> </text:span><text:span text:style-name="T76">\S+?_i\S)</text:span><text:span text:style-name="T40">)</text:span><text:span text:style-name="T197">(?# </text:span><text:span text:style-name="T198">SLOT 8L STEP 7: Reject pattern </text:span><text:span text:style-name="T314">people with a greater feeling of personal </text:span><text:span text:style-name="T854">control</text:span><text:span text:style-name="T198">, </text:span><text:span text:style-name="T316">measurements from the first 25 days of </text:span><text:span text:style-name="T856">November</text:span><text:span text:style-name="T197">)</text:span><text:span text:style-name="T101">|(\S+?_vm</text:span><text:span text:style-name="T168"> </text:span><text:span text:style-name="T101">\S+?_rr</text:span><text:span text:style-name="T168"> </text:span><text:span text:style-name="T101">\S+?_i\S</text:span><text:span text:style-name="T168"> </text:span><text:span text:style-name="T40">\S+?_(a\S+|d\S+|m\S+)</text:span><text:span text:style-name="T168"> </text:span><text:span text:style-name="T101">\S+?_nn[a-z]?1</text:span><text:span text:style-name="T168"> </text:span><text:span text:style-name="T101">\S+?_i\S</text:span><text:span text:style-name="T168"> </text:span><text:span text:style-name="T40">\S+?_(a\S+|d\S+|m\S+)</text:span><text:span text:style-name="T101">)</text:span><text:span text:style-name="T200">(?#SLOT 8L STEP 8: Reject pattern </text:span><text:span text:style-name="T317">will probably at the end of the </text:span><text:span text:style-name="T857">day say</text:span><text:span text:style-name="T200"> .)</text:span><text:span text:style-name="T103">|(\S+?_([!\.\?]|null)</text:span><text:span text:style-name="T169"> </text:span><text:span text:style-name="T103">So_\S+</text:span><text:span text:style-name="T169"> </text:span><text:span text:style-name="T103">\S+?_(n\S+|d\S+)</text:span><text:span text:style-name="T169"> </text:span><text:span text:style-name="T103">\S+?_vb\S+</text:span><text:span text:style-name="T169"> </text:span><text:span text:style-name="T103">\S+?_(a\S+)</text:span><text:span text:style-name="T169"> </text:span><text:span text:style-name="T103">very_\S+?</text:span><text:span text:style-name="T169"> </text:span><text:span text:style-name="T103">\S+?_md)</text:span><text:span text:style-name="T201">(?#SLOT 8L STEP9: Reject erroneously tagged pattern </text:span><text:span text:style-name="T318">&lt;sentence end&gt; So this was the very first </text:span><text:span text:style-name="T858">movie score_vv0</text:span><text:span text:style-name="T201"> .)</text:span><text:span text:style-name="T2">)\S+</text:span><text:span text:style-name="T195">(?# Close lookahead and advance to next slot.)</text:span><text:span text:style-name="T349">\s</text:span><text:span text:style-name="T1">(?!(</text:span><text:span text:style-name="T2">\S+?_(nn2?|d[abd]2)</text:span><text:span text:style-name="T114"> </text:span><text:span text:style-name="T2">\S+?_i\S</text:span><text:span text:style-name="T114"> </text:span><text:span text:style-name="T2">\S+?_(at1?|appge|dd1</text:span><text:span text:style-name="T22">|jjr?</text:span><text:span text:style-name="T2">)</text:span><text:span text:style-name="T114"> </text:span><text:span text:style-name="T2">\S+?_(n[np]1|\S*?vv[ng]\S*?)</text:span><text:span text:style-name="T114"> </text:span><text:span text:style-name="T68">(</text:span><text:span text:style-name="T237">(?#fork</text:span><text:span text:style-name="T238"> 1</text:span><text:span text:style-name="T237">)</text:span><text:span text:style-name="T2">\S+?_(ge|ccb?</text:span><text:span text:style-name="T22">|i\S</text:span><text:span text:style-name="T2">)</text:span><text:span text:style-name="T114"> </text:span><text:span text:style-name="T2">\S+?_(jj[rt]?|\S*?vv[ng]\S*?</text:span><text:span text:style-name="T22">|appge</text:span><text:span text:style-name="T2">)</text:span><text:span text:style-name="T114"> </text:span><text:span text:style-name="T2">\S+?_nn1</text:span><text:span text:style-name="T68">|</text:span><text:span text:style-name="T237">(?#fork</text:span><text:span text:style-name="T238"> 2</text:span><text:span text:style-name="T237">)</text:span><text:span text:style-name="T68">\S+?_nd1</text:span><text:span text:style-name="T148"> </text:span><text:span text:style-name="T68">\S+?_i\S</text:span><text:span text:style-name="T148"> </text:span><text:span text:style-name="T68">\S+?_np1)</text:span><text:span text:style-name="T2">)</text:span><text:span text:style-name="T174">(?# SLOT 7L STEP1: Reject patterns </text:span><text:span text:style-name="T257">tributes to the country's formidable industry, cultures of this buffeted but protected region, </text:span><text:span text:style-name="T262">expressions of undying love for his wife, </text:span><text:span text:style-name="T266">members of the community east of Windsor</text:span><text:span text:style-name="T174">.)</text:span><text:span text:style-name="T2">|(\S+?_(nn2?|d[abd]2)</text:span><text:span text:style-name="T114"> </text:span><text:span text:style-name="T2">\S+?_(pnqs|ddq|cst)</text:span><text:span text:style-name="T114"> </text:span><text:span text:style-name="T2">\S+?_v\S+</text:span><text:span text:style-name="T114"> </text:span><text:span text:style-name="T2">\S+?_(jj[rt]?</text:span><text:span text:style-name="T39">|rr[rt]?</text:span><text:span text:style-name="T2">)</text:span><text:span text:style-name="T114"> </text:span><text:span text:style-name="T2">\S+?_(i\S)</text:span><text:span text:style-name="T114"> </text:span><text:span text:style-name="T2">\S+?_(a\S+|d\S+|m\S+)</text:span><text:span text:style-name="T114"> </text:span><text:span text:style-name="T2">\S+?_nn1)</text:span><text:span text:style-name="T174">(?# SLOT 7</text:span><text:span text:style-name="T179">L</text:span><text:span text:style-name="T174"> STEP 2: Reject pattern</text:span><text:span text:style-name="T257"> critics who are sympathetic to their cause, </text:span><text:span text:style-name="T263">caregivers who live further from their parent</text:span><text:span text:style-name="T174">)</text:span><text:span text:style-name="T2">|(\S+?_nn2?</text:span><text:span text:style-name="T114"> </text:span><text:span text:style-name="T2">\S+?_to</text:span><text:span text:style-name="T114"> </text:span><text:span text:style-name="T2">\S+?_v\Si</text:span><text:span text:style-name="T114"> </text:span><text:span text:style-name="T2">\S+?_\S*?i[fiow]\S*?</text:span><text:span text:style-name="T114"> </text:span><text:span text:style-name="T2">\S+?_(a\S+|d\S+|m\S+)</text:span><text:span text:style-name="T114"> </text:span><text:span text:style-name="T2">\S+?_jj[rt]?</text:span><text:span text:style-name="T114"> </text:span><text:span text:style-name="T2">\S+?_nn1)</text:span><text:span text:style-name="T174">(?</text:span><text:soft-page-break/><text:span text:style-name="T174">#SLOT 7</text:span><text:span text:style-name="T179">L</text:span><text:span text:style-name="T174"> STEP 3: Reject pattern </text:span><text:span text:style-name="T257">investments to keep in a tax-sheltered account</text:span><text:span text:style-name="T174">.)</text:span><text:span text:style-name="T2">|((\S+?_(\S*?vm\S*?|vh\S|vdz)|n't_xx|([Hh]elp(s|ed|ing)?|[Ll]et(s|ting)?|[Mm]a(k(e(s)?|ing)|de)|[Ww]atch(e[sd]?|ing)?|[Hh]ear(s|d|ing)?)_vv\S+)</text:span><text:span text:style-name="T114"> </text:span><text:span text:style-name="T2">\S+?_(a\S+|d\S+|m\S+</text:span><text:span text:style-name="T105">|np1</text:span><text:span text:style-name="T2">)</text:span><text:span text:style-name="T114"> </text:span><text:span text:style-name="T2">\S+?_</text:span><text:span text:style-name="T94">(</text:span><text:span text:style-name="T241">(?#fork1)</text:span><text:span text:style-name="T105">(</text:span><text:span text:style-name="T2">jj[rt]?</text:span><text:span text:style-name="T105">|np1)</text:span><text:span text:style-name="T114"> </text:span><text:span text:style-name="T2">\S+?_</text:span><text:span text:style-name="T105">(</text:span><text:span text:style-name="T2">jj[rt]?</text:span><text:span text:style-name="T105">|ge)</text:span><text:span text:style-name="T114"> </text:span><text:span text:style-name="T2">\S+?_nn1</text:span><text:span text:style-name="T114"> </text:span><text:span text:style-name="T2">\S+?_i\S</text:span><text:span text:style-name="T94">|</text:span><text:span text:style-name="T241">(?#fork</text:span><text:span text:style-name="T246">2</text:span><text:span text:style-name="T241">)</text:span><text:span text:style-name="T94">np1</text:span><text:span text:style-name="T166"> </text:span><text:span text:style-name="T94">\S+?_np1</text:span><text:span text:style-name="T166"> </text:span><text:span text:style-name="T94">\S+?_nn1</text:span><text:span text:style-name="T166"> </text:span><text:span text:style-name="T94">\S+?_ge)</text:span><text:span text:style-name="T2">)</text:span><text:span text:style-name="T174">(?# SLOT 7</text:span><text:span text:style-name="T179">L</text:span><text:span text:style-name="T174"> STEP 4: Reject pattern </text:span><text:span text:style-name="T257">let the new blue clay in </text:span><text:span text:style-name="T875">Madrid</text:span><text:span text:style-name="T257">, </text:span><text:span text:style-name="T271">does Andrea Steinemann ’s relationship with </text:span><text:span text:style-name="T821">Neuman</text:span><text:span text:style-name="T271">, </text:span><text:span text:style-name="T269">helping the LA county Sheriff ’s </text:span><text:span text:style-name="T820">department try</text:span><text:span text:style-name="T256">.</text:span><text:span text:style-name="T174">)</text:span><text:span text:style-name="T6">|(\S+?_(nn2?|d[abd]2)</text:span><text:span text:style-name="T115"> </text:span><text:span text:style-name="T6">\S+?_(pnqs|ddq|cst)</text:span><text:span text:style-name="T115"> </text:span><text:span text:style-name="T6">\S+?_</text:span><text:span text:style-name="T7">(</text:span><text:span text:style-name="T6">vbr|vh0</text:span><text:span text:style-name="T7">)</text:span><text:span text:style-name="T115"> </text:span><text:span text:style-name="T6">\S+?_vvn</text:span><text:span text:style-name="T115"> </text:span><text:span text:style-name="T6">\S+?_i\S</text:span><text:span text:style-name="T115"> </text:span><text:span text:style-name="T6">\S+?_</text:span><text:span text:style-name="T5">(a\S+|d\S+|m\S+|nnb </text:span><text:span text:style-name="T6">\S+?_</text:span><text:span text:style-name="T5">n\S+1)</text:span><text:span text:style-name="T6">)</text:span><text:span text:style-name="T175">(?# </text:span><text:span text:style-name="T176">SLOT 7</text:span><text:span text:style-name="T179">L</text:span><text:span text:style-name="T176"> STEP 5: Reject pattern </text:span><text:span text:style-name="T258">women who have returned to the show.</text:span><text:span text:style-name="T176"> </text:span><text:span text:style-name="T175">)</text:span><text:span text:style-name="T13">|(\S+?_(nn2?|d[abd]2)</text:span><text:span text:style-name="T119"> </text:span><text:span text:style-name="T13">\S+?_vv</text:span><text:span text:style-name="T41">[</text:span><text:span text:style-name="T13">g</text:span><text:span text:style-name="T41">n]</text:span><text:span text:style-name="T119"> </text:span><text:span text:style-name="T13">to_</text:span><text:span text:style-name="T41">\S+</text:span><text:span text:style-name="T119"> </text:span><text:span text:style-name="T13">\S+?_</text:span><text:span text:style-name="T41">(</text:span><text:span text:style-name="T13">v\Si</text:span><text:span text:style-name="T41">|jj[rt]?)</text:span><text:span text:style-name="T119"> </text:span><text:span text:style-name="T13">\S+?_</text:span><text:span text:style-name="T41">(</text:span><text:span text:style-name="T13">i\S</text:span><text:span text:style-name="T41">|cc)</text:span><text:span text:style-name="T119"> </text:span><text:span text:style-name="T13">\S+?_(a\S+|d\S+|m\S+</text:span><text:span text:style-name="T41">|jj[rt]?</text:span><text:span text:style-name="T13">)</text:span><text:span text:style-name="T119"> </text:span><text:span text:style-name="T13">\S+?_n\S1</text:span><text:span text:style-name="T85">)</text:span><text:span text:style-name="T177">(?# SLOT 7</text:span><text:span text:style-name="T179">L</text:span><text:span text:style-name="T177"> STEP 6: Reject pattern</text:span><text:span text:style-name="T181">s</text:span><text:span text:style-name="T177"> </text:span><text:span text:style-name="T259">businesses wanting to remain in the EU, </text:span><text:span text:style-name="T264">opinions related to ethical or responsible consumption</text:span><text:span text:style-name="T259">.</text:span><text:span text:style-name="T177"> )</text:span><text:span text:style-name="T15">|(\S+?_vv\S</text:span><text:span text:style-name="T121"> </text:span><text:span text:style-name="T15">\S+?_i\S</text:span><text:span text:style-name="T121"> </text:span><text:span text:style-name="T16">\S+?_</text:span><text:span text:style-name="T6">(nn2?|d[abd]2?</text:span><text:span text:style-name="T15">|pn1?</text:span><text:span text:style-name="T6">)</text:span><text:span text:style-name="T115"> </text:span><text:span text:style-name="T15">\S+?_vvn</text:span><text:span text:style-name="T121"> </text:span><text:span text:style-name="T15">\S+?_i\S</text:span><text:span text:style-name="T121"> </text:span><text:span text:style-name="T15">\S+?_</text:span><text:span text:style-name="T13">(a\S+|d\S+|m\S+)</text:span><text:span text:style-name="T15">)</text:span><text:span text:style-name="T178">(?#</text:span><text:span text:style-name="T179">SLOT 7L STEP 7: Reject erroneously tagged pattern </text:span><text:span text:style-name="T260">apologise to anyone affected by the </text:span><text:span text:style-name="T817">emergency work</text:span><text:span text:style-name="T179"> .</text:span><text:span text:style-name="T178">)</text:span><text:span text:style-name="T21">|(\S+?_vh\S</text:span><text:span text:style-name="T123"> </text:span><text:span text:style-name="T21">\S+?_</text:span><text:span text:style-name="T13">(a\S+|d\S+|m\S+)</text:span><text:span text:style-name="T119"> </text:span><text:span text:style-name="T21">\S+?_jjr?</text:span><text:span text:style-name="T123"> </text:span><text:span text:style-name="T21">\S+?_nn\S+</text:span><text:span text:style-name="T123"> </text:span><text:span text:style-name="T21">\S+?_i\S</text:span><text:span text:style-name="T123"> </text:span><text:span text:style-name="T21">\S+?_</text:span><text:span text:style-name="T13">(a\S+|d\S+|m\S+)</text:span><text:span text:style-name="T21">)</text:span><text:span text:style-name="T180">(?#SLOT 7L STEP 8: Reject pattern </text:span><text:span text:style-name="T818">many who </text:span><text:span text:style-name="T261">have no direct connection to the </text:span><text:span text:style-name="T818">war</text:span><text:span text:style-name="T261">.</text:span><text:span text:style-name="T180"> )</text:span><text:span text:style-name="T56">|(\S+?_i\S</text:span><text:span text:style-name="T139"> </text:span><text:span text:style-name="T56">\S+?_at1?</text:span><text:span text:style-name="T139"> </text:span><text:span text:style-name="T56">\S+?_jj[rt]?</text:span><text:span text:style-name="T139"> </text:span><text:span text:style-name="T56">\S+?_nn1</text:span><text:span text:style-name="T139"> </text:span><text:span text:style-name="T56">\S+?_i\S</text:span><text:span text:style-name="T139"> </text:span><text:span text:style-name="T56">\S+?_jjr?)</text:span><text:span text:style-name="T182">(?</text:span><text:span text:style-name="T183">#</text:span><text:span text:style-name="T182">SLOT 7L STEP 9: Reject erroneously tagged pattern </text:span><text:span text:style-name="T265">for the full force of radical </text:span><text:span text:style-name="T819">climate change_vv0</text:span><text:span text:style-name="T182"> .)</text:span><text:span text:style-name="T72">|(</text:span><text:span text:style-name="T73">and_cc</text:span><text:span text:style-name="T150"> </text:span><text:span text:style-name="T73">\S+?_(a\S+|d\S+|m\S+)</text:span><text:span text:style-name="T150"> </text:span><text:soft-page-break/><text:span text:style-name="T56">\S+?_jj[rt]?</text:span><text:span text:style-name="T139"> </text:span><text:span text:style-name="T73">\S+?_nn\d?</text:span><text:span text:style-name="T150"> </text:span><text:span text:style-name="T73">\S+?_i\S</text:span><text:span text:style-name="T150"> </text:span><text:span text:style-name="T73">\S+?_jjr?</text:span><text:span text:style-name="T72">)</text:span><text:span text:style-name="T184">(?#</text:span><text:span text:style-name="T185">SLOT 7L STEP 10: Reject pattern </text:span><text:span text:style-name="T267">and their wide application in genetic </text:span><text:span text:style-name="T872">research</text:span><text:span text:style-name="T185">.</text:span><text:span text:style-name="T184">)</text:span><text:span text:style-name="T86">|(if_csw?</text:span><text:span text:style-name="T160"> </text:span><text:span text:style-name="T86">\S+?_ppy</text:span><text:span text:style-name="T160"> </text:span><text:span text:style-name="T86">\S+?_vbr</text:span><text:span text:style-name="T160"> </text:span><text:span text:style-name="T73">\S+?_(a\S+|d\S+|m\S+)</text:span><text:span text:style-name="T150"> </text:span><text:span text:style-name="T86">\S+?_jj\S+</text:span><text:span text:style-name="T160"> </text:span><text:span text:style-name="T86">\S+?_jj\S+)</text:span><text:span text:style-name="T186">(?#SLOT 7L STEP 10: Reject imperative pattern </text:span><text:span text:style-name="T268">if you’re a bona fide </text:span><text:span text:style-name="T873">refugee find</text:span><text:span text:style-name="T186">.)</text:span><text:span text:style-name="T98">|(\S+?_(nn2?|d[abd]2)</text:span><text:span text:style-name="T167"> </text:span><text:span text:style-name="T98">\S+?_i\S</text:span><text:span text:style-name="T167"> </text:span><text:span text:style-name="T98">\S+?_np1</text:span><text:span text:style-name="T167"> </text:span><text:span text:style-name="T98">\S+?_cc</text:span><text:span text:style-name="T167"> </text:span><text:span text:style-name="T98">\S+?_rp</text:span><text:span text:style-name="T167"> </text:span><text:span text:style-name="T98">\S+?_(a\S+|d\S+|m\S+))</text:span><text:span text:style-name="T187">(?#SLOT 7L STEP 11: Reject pattern </text:span><text:span text:style-name="T270">people in Florida and around the </text:span><text:span text:style-name="T874">country</text:span><text:span text:style-name="T187"> .)</text:span><text:span text:style-name="T2">)\S+</text:span><text:span text:style-name="T174">(?# Close lookahead and match everything until the next whitespace.)</text:span><text:span text:style-name="T349">\s</text:span><text:span text:style-name="T2">(?!(</text:span><text:span text:style-name="T350">\S+?_(\S*?nn2?\S*?|d[abd]2</text:span><text:span text:style-name="T467">|mf</text:span><text:span text:style-name="T350">)</text:span><text:span text:style-name="T477"> </text:span><text:span text:style-name="T350">\S+?_i\S</text:span><text:span text:style-name="T477"> </text:span><text:span text:style-name="T350">\S+?_</text:span><text:span text:style-name="T438">(</text:span><text:span text:style-name="T241">(?#fork1)</text:span><text:span text:style-name="T350">(a\S+|d\S+|m\S+|nnb</text:span><text:span text:style-name="T425">|np1</text:span><text:span text:style-name="T350">)</text:span><text:span text:style-name="T477"> </text:span><text:span text:style-name="T350">\S+?_</text:span><text:span text:style-name="T465">(</text:span><text:span text:style-name="T241">(?#fork1</text:span><text:span text:style-name="T248">a</text:span><text:span text:style-name="T241">)</text:span><text:span text:style-name="T350">(jj[rt]?|\S*np1\S*)</text:span><text:span text:style-name="T477"> </text:span><text:span text:style-name="T350">\S+?_(jj[rt]?|\S*np1\S*|ge)</text:span><text:span text:style-name="T477"> </text:span><text:span text:style-name="T350">\S+?_nn1?</text:span><text:span text:style-name="T465">|</text:span><text:span text:style-name="T241">(?#fork1</text:span><text:span text:style-name="T248">b</text:span><text:span text:style-name="T241">)</text:span><text:span text:style-name="T465">nn1</text:span><text:span text:style-name="T522"> </text:span><text:span text:style-name="T465">of_io</text:span><text:span text:style-name="T467">|</text:span><text:span text:style-name="T241">(?#fork1</text:span><text:span text:style-name="T249">c</text:span><text:span text:style-name="T241">)</text:span><text:span text:style-name="T467">mc</text:span><text:span text:style-name="T523"> </text:span><text:span text:style-name="T467">\S+?_np1</text:span><text:span text:style-name="T468">)</text:span><text:span text:style-name="T438">|</text:span><text:span text:style-name="T241">(?#fork</text:span><text:span text:style-name="T243">2</text:span><text:span text:style-name="T241">)</text:span><text:span text:style-name="T438">jj</text:span><text:span text:style-name="T511"> </text:span><text:span text:style-name="T438">\S+?_nn1</text:span><text:span text:style-name="T511"> </text:span><text:span text:style-name="T438">\S+?_i\S)</text:span><text:span text:style-name="T350">)</text:span><text:span text:style-name="T560">(?# SLOT 6L STEP 1: Reject pattern </text:span><text:span text:style-name="T646">organizations like the National Public Radio, reports from Dr. Tinker 's team, </text:span><text:span text:style-name="T654">lawyers for Algerian living in </text:span><text:span text:style-name="T863">Ottawa</text:span><text:span text:style-name="T560">, </text:span><text:span text:style-name="T657">odds of that kind of </text:span><text:span text:style-name="T867">event</text:span><text:span text:style-name="T329">, </text:span><text:span text:style-name="T330">thirds of the 50 United</text:span><text:span text:style-name="T868"> States.</text:span><text:span text:style-name="T560">)</text:span><text:span text:style-name="T350">|(\S+?_nn2</text:span><text:span text:style-name="T477"> </text:span><text:span text:style-name="T350">\S+?_</text:span><text:span text:style-name="T439">(</text:span><text:span text:style-name="T350">\S*v\S[nd]\S*</text:span><text:span text:style-name="T439">|jj)</text:span><text:span text:style-name="T477"> </text:span><text:span text:style-name="T350">\S+?_i\S</text:span><text:span text:style-name="T477"> </text:span><text:span text:style-name="T350">\S+?_</text:span><text:span text:style-name="T439">(</text:span><text:span text:style-name="T241">(?#fork1)</text:span><text:span text:style-name="T350">(at1?|appge|d[ad]1|mc1)</text:span><text:span text:style-name="T477"> </text:span><text:span text:style-name="T350">\S+?_jj[rt]?</text:span><text:span text:style-name="T477"> </text:span><text:span text:style-name="T350">\S+?_n[np]1</text:span><text:span text:style-name="T439">|</text:span><text:span text:style-name="T241">(?#fork</text:span><text:span text:style-name="T244">2</text:span><text:span text:style-name="T241">)</text:span><text:span text:style-name="T439">np1</text:span><text:span text:style-name="T512"> </text:span><text:span text:style-name="T439">\S+?_ge)</text:span><text:span text:style-name="T350">)</text:span><text:span text:style-name="T560">(?# SLOT 6L STEP2: Reject pattern </text:span><text:span text:style-name="T646">worms hatched in the small intestine, </text:span><text:span text:style-name="T655">images available on Norad ’s </text:span><text:span text:style-name="T864">website</text:span><text:span text:style-name="T560">.)</text:span><text:span text:style-name="T350">|(\S+?_(nn2|d[abd]2)</text:span><text:span text:style-name="T477"> </text:span><text:span text:style-name="T350">\S+?_i\S</text:span><text:span text:style-name="T477"> </text:span><text:span text:style-name="T350">\S+?_(a\S+|d\S+|m\S+)</text:span><text:span text:style-name="T477"> </text:span><text:span text:style-name="T350">\S+?_nn1</text:span><text:span text:style-name="T477"> </text:span><text:span text:style-name="T350">\S+?_ge</text:span><text:span text:style-name="T477"> </text:span><text:span text:style-name="T350">\S+?_nn1)</text:span><text:span text:style-name="T560">(?# SLOT 6L STEP3: Reject pattern </text:span><text:span text:style-name="T646">nominees on the board's list</text:span><text:span text:style-name="T560">.)</text:span><text:span text:style-name="T350">|(and_cc</text:span><text:span text:style-name="T477"> </text:span><text:span text:style-name="T350">\S+?_</text:span><text:span text:style-name="T473">(</text:span><text:span text:style-name="T241">(?#fork1)</text:span><text:span text:style-name="T350">(a\S+|d\S+|m\S+)</text:span><text:span text:style-name="T477"> </text:span><text:span text:style-name="T350">\S+?_nn1</text:span><text:span text:style-name="T477"> </text:span><text:span text:style-name="T350">\S+?_ge</text:span><text:span text:style-name="T477"> </text:span><text:span text:style-name="T350">\S+?_jj[rt]?</text:span><text:span text:style-name="T477"> </text:span><text:span text:style-name="T350">\S+?_nn1</text:span><text:span text:style-name="T473">|</text:span><text:span text:style-name="T241">(?#fork</text:span><text:span text:style-name="T250">2</text:span><text:span text:style-name="T241">)</text:span><text:span text:style-name="T473">i\S</text:span><text:span text:style-name="T525"> </text:span><text:span text:style-name="T473">\S+?_appge</text:span><text:span text:style-name="T525"> </text:span><text:span text:style-name="T473">\S+?_nn1</text:span><text:span text:style-name="T525"> </text:span><text:span text:style-name="T473">\S+?_i\S)</text:span><text:span text:style-name="T350">)</text:span><text:span text:style-name="T560">(?# SLOT6L STEP4: Reject </text:span><text:span text:style-name="T572">patterns</text:span><text:span text:style-name="T560"> </text:span><text:span text:style-name="T646">and the child's crazy grandmother, </text:span><text:span text:style-name="T659">and from their point of view </text:span><text:span text:style-name="T869">make</text:span><text:span text:style-name="T560">)</text:span><text:span text:style-name="T350">|((\S+?_(\S*?vm\S*?|vh\S|vd</text:span><text:span text:style-name="T382">[d</text:span><text:span text:style-name="T350">z</text:span><text:span text:style-name="T382">]</text:span><text:span text:style-name="T350">)|</text:span><text:soft-page-break/><text:span text:style-name="T350">n't_xx|([Hh]elp(s|ed|ing)?|[Ll]et(s|ting)?|[Mm]a(k(e(s)?|ing)|de)|[Ww]atch(e[sd]?|ing)?|[Hh]ear(s|ed|ing)?)_vv\S)</text:span><text:span text:style-name="T477"> </text:span><text:span text:style-name="T350">\S+?_(a\S+|d\S+|m\S+</text:span><text:span text:style-name="T472">|pn1</text:span><text:span text:style-name="T350">)</text:span><text:span text:style-name="T477"> </text:span><text:span text:style-name="T350">\S+?_</text:span><text:span text:style-name="T462">(</text:span><text:span text:style-name="T350">jj</text:span><text:span text:style-name="T382">[rt]?</text:span><text:span text:style-name="T472">\S*</text:span><text:span text:style-name="T462">|nn1)</text:span><text:span text:style-name="T477"> </text:span><text:span text:style-name="T462">(</text:span><text:span text:style-name="T350">\S+?_(\S*?jj\S*?|i\S)</text:span><text:span text:style-name="T462">|like_\S+)</text:span><text:span text:style-name="T477"> </text:span><text:span text:style-name="T350">\S+?_</text:span><text:span text:style-name="T462">(</text:span><text:span text:style-name="T350">\S*?jj[rt]?\S*?</text:span><text:span text:style-name="T462">|np1)</text:span><text:span text:style-name="T477"> </text:span><text:span text:style-name="T350">\S+?_n</text:span><text:span text:style-name="T462">[</text:span><text:span text:style-name="T350">n</text:span><text:span text:style-name="T462">p]</text:span><text:span text:style-name="T350">1)</text:span><text:span text:style-name="T560">(?#SLOT6L STEP5: Reject patterns </text:span><text:span text:style-name="T646">watch the bitter Republican presidential primary</text:span><text:span text:style-name="T560"> </text:span><text:span text:style-name="T348">take, </text:span><text:span text:style-name="T319">can a movie without spoken dialogue</text:span><text:span text:style-name="T348"> have</text:span><text:span text:style-name="T560">, </text:span><text:span text:style-name="T571">erroneously tagged pattern</text:span><text:span text:style-name="T560"> </text:span><text:span text:style-name="T656">Would a guy like_vvi George Soros, </text:span><text:span text:style-name="T658">will anything short of military action</text:span><text:span text:style-name="T560">)</text:span><text:span text:style-name="T350">|((\S+?_(\S*?vm\S*?|vh\S|vd</text:span><text:span text:style-name="T382">[d</text:span><text:span text:style-name="T350">z</text:span><text:span text:style-name="T382">]</text:span><text:span text:style-name="T350">)|n't_xx|([Hh]elp(s|ed|ing)?|[Ll]et(s|ting)?|[Mm]a(k(e(s)?|ing)|de)|[Ww]atch(e[sd]?|ing)?|[Hh]ear(s|d|ing)?)_vv\S)</text:span><text:span text:style-name="T477"> </text:span><text:span text:style-name="T350">\S+?_(a\S+|d\S+|m\S+)</text:span><text:span text:style-name="T477"> </text:span><text:span text:style-name="T350">\S+?_jj[rt]?</text:span><text:span text:style-name="T477"> </text:span><text:span text:style-name="T350">\S+?_nn1</text:span><text:span text:style-name="T477"> </text:span><text:span text:style-name="T350">\S+?_i\S)</text:span><text:span text:style-name="T560">(?# SLOT6L STEP6: Reject pattern </text:span><text:span text:style-name="T646">how does a blind guy like </text:span><text:span text:style-name="T765">this</text:span><text:span text:style-name="T646">.</text:span><text:span text:style-name="T560">)</text:span><text:span text:style-name="T350">|(n't_xx</text:span><text:span text:style-name="T477"> </text:span><text:span text:style-name="T350">\S+?_(a\S+|d\S+|m\S+)</text:span><text:span text:style-name="T477"> </text:span><text:span text:style-name="T350">\S+?_np1</text:span><text:span text:style-name="T477"> </text:span><text:span text:style-name="T350">or_cc</text:span><text:span text:style-name="T477"> </text:span><text:span text:style-name="T350">\S+?_nn[ult]?1)</text:span><text:span text:style-name="T560">(?# SLOT 6 STEP 7: Reject pattern </text:span><text:span text:style-name="T344">ca</text:span><text:span text:style-name="T560"> </text:span><text:span text:style-name="T319">nt the NFL or Home</text:span><text:span text:style-name="T560"> </text:span><text:span text:style-name="T344">Depot.</text:span><text:span text:style-name="T560">)</text:span><text:span text:style-name="T350">|(\S+?_</text:span><text:span text:style-name="T443">(</text:span><text:span text:style-name="T350">nn[ult]?2?</text:span><text:span text:style-name="T443">|dd2)</text:span><text:span text:style-name="T477"> </text:span><text:span text:style-name="T350">\S+?_</text:span><text:span text:style-name="T443">(</text:span><text:span text:style-name="T350">pnqs|ddq|cst</text:span><text:span text:style-name="T443">)</text:span><text:span text:style-name="T477"> </text:span><text:span text:style-name="T350">\S+?_v</text:span><text:span text:style-name="T463">[</text:span><text:span text:style-name="T350">v</text:span><text:span text:style-name="T463">h]</text:span><text:span text:style-name="T443">[</text:span><text:span text:style-name="T350">0</text:span><text:span text:style-name="T443">d]</text:span><text:span text:style-name="T477"> </text:span><text:span text:style-name="T350">\S+?_</text:span><text:span text:style-name="T463">(</text:span><text:span text:style-name="T241">(?#fork</text:span><text:span text:style-name="T247">1</text:span><text:span text:style-name="T241">)</text:span><text:span text:style-name="T350">i\S</text:span><text:span text:style-name="T477"> </text:span><text:span text:style-name="T443">\S+?_</text:span><text:span text:style-name="T350">(a\S+|d\S+|m\S+|\S*?jj[rt]?\S*?</text:span><text:span text:style-name="T464">)</text:span><text:span text:style-name="T463">|</text:span><text:span text:style-name="T241">(?#fork</text:span><text:span text:style-name="T243">2</text:span><text:span text:style-name="T241">)</text:span><text:span text:style-name="T463">v[vd]n \S+?_i\S)</text:span><text:span text:style-name="T350">)</text:span><text:span text:style-name="T560">(?# SLOT 6 STEP 8: Reject pattern </text:span><text:span text:style-name="T646">people who go into public </text:span><text:span text:style-name="T344">office</text:span><text:span text:style-name="T560">.)</text:span><text:span text:style-name="T350">|(</text:span><text:span text:style-name="T2">[Ll]isten(s|ing|ed)?_vv\S</text:span><text:span text:style-name="T114"> </text:span><text:span text:style-name="T2">to_ii</text:span><text:span text:style-name="T114"> </text:span><text:span text:style-name="T2">\S+?_(a\S+|d\S+|m\S+)</text:span><text:span text:style-name="T114"> </text:span><text:span text:style-name="T2">\S+?_(jj[rt]?|md)</text:span><text:span text:style-name="T114"> </text:span><text:span text:style-name="T2">\S+?_(jj[rt]?|md)</text:span><text:span text:style-name="T350">)</text:span><text:span text:style-name="T560">(?# SLOT 6 STEP 9: Reject pattern </text:span><text:span text:style-name="T646">listen to the next big </text:span><text:span text:style-name="T765">guy speak</text:span><text:span text:style-name="T646">.</text:span><text:span text:style-name="T560">)</text:span><text:span text:style-name="T368">|((\S+?_(\S*?vm\S*?|vh\S|vdz)|n't_xx|([Hh]elp(s|ed|ing)?|[Ll]et(s|ting)?|[Mm]a(k(e(s)?|ing)|de)|[Ww]atch(e[sd]?|ing)?|[Hh]ear(s|d|ing)?</text:span><text:span text:style-name="T407">|</text:span><text:span text:style-name="T31">[Ff]e(els?(ing)?|lt)</text:span><text:span text:style-name="T368">)_vv\S)</text:span><text:span text:style-name="T485"> </text:span><text:soft-page-break/><text:span text:style-name="T368">\S+?_(a\S+|d\S+|m\S+)</text:span><text:span text:style-name="T485"> </text:span><text:span text:style-name="T368">\S+?_nn\d?</text:span><text:span text:style-name="T485"> </text:span><text:span text:style-name="T368">\S+?_i\S</text:span><text:span text:style-name="T485"> </text:span><text:span text:style-name="T369">\S+?_</text:span><text:span text:style-name="T368">(a\S+|d\S+|m\S+))</text:span><text:span text:style-name="T561">(?#</text:span><text:span text:style-name="T562">SLOT 6 STEP 10: Reject pattern </text:span><text:span text:style-name="T647">let the uncertainty over his </text:span><text:span text:style-name="T766">future</text:span><text:span text:style-name="T569">, </text:span><text:span text:style-name="T653">felt the spirit of the </text:span><text:span text:style-name="T860">Stampede</text:span><text:span text:style-name="T562">.</text:span><text:span text:style-name="T561">)</text:span><text:span text:style-name="T376">|(and_cc</text:span><text:span text:style-name="T489"> </text:span><text:span text:style-name="T376">\S+?_(a\S+|d\S+|m\S+)</text:span><text:span text:style-name="T489"> </text:span><text:span text:style-name="T376">\S+?_n\S+1</text:span><text:span text:style-name="T489"> </text:span><text:span text:style-name="T376">\S+?_i\S</text:span><text:span text:style-name="T489"> </text:span><text:span text:style-name="T376">\S+?_np1)</text:span><text:span text:style-name="T563">(?#SLOT 6 STEP 11: Reject pattern </text:span><text:span text:style-name="T648">and the fisherman in Nova </text:span><text:span text:style-name="T767">Scotia</text:span><text:span text:style-name="T648">.</text:span><text:span text:style-name="T563"> )</text:span><text:span text:style-name="T382">|((\S+?_(\S*?vm\S*?|vh\S|vd[dz])|n't_xx|([Hh]elp(s|ed|ing)?|[Ll]et(s|ting)?|[Mm]a(k(e(s)?|ing)|de)|[Ww]atch(e[sd]?|ing)?|[Hh]ear(s|ed|ing)?)_vv\S)</text:span><text:span text:style-name="T491"> </text:span><text:span text:style-name="T382">\S+?_rr21</text:span><text:span text:style-name="T491"> </text:span><text:span text:style-name="T382">\S+?_rr22</text:span><text:span text:style-name="T491"> </text:span><text:span text:style-name="T382">\S+?_pn1</text:span><text:span text:style-name="T491"> </text:span><text:span text:style-name="T382">\S+?_i\S)</text:span><text:span text:style-name="T564">(?# </text:span><text:span text:style-name="T565">SLOT 6L STEP </text:span><text:span text:style-name="T570">12</text:span><text:span text:style-name="T565">: Reject pattern </text:span><text:span text:style-name="T649">make just about anyone except </text:span><text:span text:style-name="T768">Zeb</text:span><text:span text:style-name="T565"> .</text:span><text:span text:style-name="T564">)</text:span><text:span text:style-name="T383">|(</text:span><text:span text:style-name="T24">\S+?_(nn2?|d[abd]2)</text:span><text:span text:style-name="T124"> </text:span><text:span text:style-name="T24">\S+?_i\S</text:span><text:span text:style-name="T124"> </text:span><text:span text:style-name="T24">\S+?_n[np]\d?</text:span><text:span text:style-name="T124"> </text:span><text:span text:style-name="T24">\S+?_ge</text:span><text:span text:style-name="T124"> </text:span><text:span text:style-name="T24">\S+?_jj[rt]?</text:span><text:span text:style-name="T383">)</text:span><text:span text:style-name="T566">(?# SLOT 6L STEP </text:span><text:span text:style-name="T570">13</text:span><text:span text:style-name="T566">: Reject pattern </text:span><text:span text:style-name="T650">enemies of God ’s natural </text:span><text:span text:style-name="T769">creation</text:span><text:span text:style-name="T566"> .)</text:span><text:span text:style-name="T384">|(</text:span><text:span text:style-name="T24">\S+?_(nn2?|d[abd]2)</text:span><text:span text:style-name="T124"> </text:span><text:span text:style-name="T25">\S+?_vvg</text:span><text:span text:style-name="T125"> </text:span><text:span text:style-name="T25">\S+?_rp</text:span><text:span text:style-name="T125"> </text:span><text:span text:style-name="T25">\S+?_i\S</text:span><text:span text:style-name="T125"> </text:span><text:span text:style-name="T25">\S+?_</text:span><text:span text:style-name="T26">(a\S+|d\S+|m\S+)</text:span><text:span text:style-name="T384">)</text:span><text:span text:style-name="T567">(?#SLOT 6L STEP </text:span><text:span text:style-name="T570">14</text:span><text:span text:style-name="T567">: Reject pattern </text:span><text:span text:style-name="T651">paths leading off to the </text:span><text:span text:style-name="T770">side</text:span><text:span text:style-name="T567"> .)</text:span><text:span text:style-name="T386">|(\S+?_vm</text:span><text:span text:style-name="T493"> </text:span><text:span text:style-name="T386">\S+?_r\S</text:span><text:span text:style-name="T493"> </text:span><text:span text:style-name="T386">\S+?_cc</text:span><text:span text:style-name="T493"> </text:span><text:span text:style-name="T386">\S+?_i\S</text:span><text:span text:style-name="T493"> </text:span><text:span text:style-name="T386">\S+?_jjr?)</text:span><text:span text:style-name="T568">(?# SLOT 6L STEP </text:span><text:span text:style-name="T570">15</text:span><text:span text:style-name="T568">: Reject pattern </text:span><text:span text:style-name="T652">can sometimes and with great </text:span><text:span text:style-name="T771">difficulty</text:span><text:span text:style-name="T568"> .)</text:span><text:span text:style-name="T53">|(\S+?_(</text:span><text:span text:style-name="T54">[\.\?!:]|null</text:span><text:span text:style-name="T53">)</text:span><text:span text:style-name="T137"> </text:span><text:span text:style-name="T53">\S+?_</text:span><text:span text:style-name="T77">(</text:span><text:span text:style-name="T241">(?#fork1)</text:span><text:span text:style-name="T53">ex</text:span><text:span text:style-name="T137"> </text:span><text:span text:style-name="T53">\S+?_vbz</text:span><text:span text:style-name="T137"> </text:span><text:span text:style-name="T53">\S+?_r</text:span><text:span text:style-name="T54">[rt]</text:span><text:span text:style-name="T137"> </text:span><text:span text:style-name="T11">\S+?_(a\S+|d\S+|m\S+</text:span><text:span text:style-name="T77">)|</text:span><text:span text:style-name="T241">(?#fork</text:span><text:span text:style-name="T242">2</text:span><text:span text:style-name="T241">)</text:span><text:span text:style-name="T77">n[np]1</text:span><text:span text:style-name="T154"> </text:span><text:span text:style-name="T77">\S+?_jj[rt]?</text:span><text:span text:style-name="T154"> </text:span><text:span text:style-name="T77">\S+?_i\S</text:span><text:span text:style-name="T154"> </text:span><text:span text:style-name="T77">\S+?_jj[rt]?</text:span><text:span text:style-name="T83">|</text:span><text:span text:style-name="T241">(?#fork</text:span><text:span text:style-name="T245">3</text:span><text:span text:style-name="T241">)</text:span><text:span text:style-name="T83">pph1</text:span><text:span text:style-name="T159"> </text:span><text:span text:style-name="T83">\S+?_vb\S+</text:span><text:span text:style-name="T159"> </text:span><text:span text:style-name="T83">\S+?_</text:span><text:span text:style-name="T84">(a\S+|d\S+|m\S+)</text:span><text:span text:style-name="T158"> </text:span><text:span text:style-name="T83">\S+?_jj[rt]?</text:span><text:span text:style-name="T11">)</text:span><text:span text:style-name="T53">)</text:span><text:span text:style-name="T223">(?#SLOT </text:span><text:span text:style-name="T224">6</text:span><text:span text:style-name="T223">L STEP 1</text:span><text:span text:style-name="T224">8</text:span><text:span text:style-name="T223">: Reject incorrectly tagged pattern</text:span><text:span text:style-name="T230">s</text:span><text:span text:style-name="T223"> </text:span><text:span text:style-name="T320">&lt;sentence end&gt; There is always a</text:span><text:span text:style-name="T223"> </text:span><text:span text:style-name="T772">wine spill_vv0</text:span><text:span text:style-name="T223"> </text:span><text:span text:style-name="T230">and </text:span><text:span text:style-name="T324">null Ottawa unprepared for major oil </text:span><text:span text:style-name="T862">spill_vv0</text:span><text:span text:style-name="T230">., </text:span><text:span text:style-name="T325">&lt;colon&gt; it is an excellent </text:span><text:span text:style-name="T865">stress reliever.</text:span><text:span text:style-name="T223">)</text:span><text:span text:style-name="T58">|(\S+?_rp</text:span><text:span text:style-name="T140"> </text:span><text:span text:style-name="T58">\S+?_i\S</text:span><text:span text:style-name="T140"> </text:span><text:span text:style-name="T141">\</text:span><text:span text:style-name="T59">S+_</text:span><text:span text:style-name="T58">nnt?2?</text:span><text:span text:style-name="T140"> </text:span><text:span text:style-name="T58">\S+?_i\S</text:span><text:span text:style-name="T140"> </text:span><text:span text:style-name="T58">\S+?_a\S+)</text:span><text:span text:style-name="T225">(?# SLOT 6L STEP <text:s/></text:span><text:span text:style-name="T226">16: Reject erroneously tagged pattern </text:span><text:span text:style-name="T321">down within days of its </text:span><text:span text:style-name="T773">July launch_vv0</text:span><text:span text:style-name="T226"> .</text:span><text:span text:style-name="T225">)</text:span><text:span text:style-name="T62">|(\S+?_v[bv]\S+</text:span><text:span text:style-name="T143"> </text:span><text:span text:style-name="T62">\S+?_i\S</text:span><text:span text:style-name="T143"> </text:span><text:soft-page-break/><text:span text:style-name="T62">\S+?_n[np]t?\d?</text:span><text:span text:style-name="T143"> </text:span><text:span text:style-name="T62">\S+?_ge</text:span><text:span text:style-name="T143"> </text:span><text:span text:style-name="T62">\S+?_jj[rt]?)</text:span><text:span text:style-name="T227">(?#SLOT 6L STEP 17: Reject erroneously tagged pattern </text:span><text:span text:style-name="T322">run into BP ’s massive </text:span><text:span text:style-name="T774">oil spill_vv0</text:span><text:span text:style-name="T227"> .)</text:span><text:span text:style-name="T74">|(are_vbr</text:span><text:span text:style-name="T151"> </text:span><text:span text:style-name="T74">\S+?_v[</text:span><text:span text:style-name="T75">vd</text:span><text:span text:style-name="T74">]</text:span><text:span text:style-name="T75">g</text:span><text:span text:style-name="T152"> </text:span><text:span text:style-name="T75">\S+?_jj[rt]?</text:span><text:span text:style-name="T152"> </text:span><text:span text:style-name="T75">\S+?_ii21</text:span><text:span text:style-name="T152"> </text:span><text:span text:style-name="T75">\S+?_ii22</text:span><text:span text:style-name="T74">)</text:span><text:span text:style-name="T228">(?#</text:span><text:span text:style-name="T229">SLOT 6L STEP17: Reject incorrectly tagged pattern </text:span><text:span text:style-name="T861">rivers </text:span><text:span text:style-name="T323">are running high because of </text:span><text:span text:style-name="T861">snow melt_vv0</text:span><text:span text:style-name="T229"> </text:span><text:span text:style-name="T228">)</text:span><text:span text:style-name="T88">|(and_cc</text:span><text:span text:style-name="T162"> </text:span><text:span text:style-name="T88">\S+?_jjr?</text:span><text:span text:style-name="T162"> </text:span><text:span text:style-name="T88">\S+?_nn1</text:span><text:span text:style-name="T162"> </text:span><text:span text:style-name="T88">\S+?_np1</text:span><text:span text:style-name="T162"> </text:span><text:span text:style-name="T88">\S+?_np1</text:span><text:span text:style-name="T162"> </text:span><text:span text:style-name="T88">each_dd1)</text:span><text:span text:style-name="T231">(?#SLOT 6L STEP18: Reject pattern </text:span><text:span text:style-name="T326">and rhythmic gymnast Alexandra Orlando each</text:span><text:span text:style-name="T231">.)</text:span><text:span text:style-name="T104">|(\S+?_(pnqs|cst|ddq)</text:span><text:span text:style-name="T170"> </text:span><text:span text:style-name="T104">\S+?_(vbr|vv0)</text:span><text:span text:style-name="T170"> </text:span><text:span text:style-name="T104">\S+?_jj[rt]?</text:span><text:span text:style-name="T170"> </text:span><text:span text:style-name="T104">\S+?_i\S</text:span><text:span text:style-name="T170"> </text:span><text:span text:style-name="T104">\S+?_np1)</text:span><text:span text:style-name="T232">(?#SLOT 6L STEP 19: Reject pattern </text:span><text:span text:style-name="T327">who are close to Bobby </text:span><text:span text:style-name="T866">Brown</text:span><text:span text:style-name="T232"> .)</text:span><text:span text:style-name="T106">|(\S+?_cs(_rrq)?</text:span><text:span text:style-name="T171"> </text:span><text:span text:style-name="T83">\S+?_</text:span><text:span text:style-name="T84">(a\S+|d\S+|m\S+)</text:span><text:span text:style-name="T158"> </text:span><text:span text:style-name="T106">\S+?_nn1</text:span><text:span text:style-name="T171"> </text:span><text:span text:style-name="T106">of_io</text:span><text:span text:style-name="T171"> </text:span><text:span text:style-name="T106">\S+?_nn1)</text:span><text:span text:style-name="T233">(?#SLOT 6L STEP 20: Reject pattern </text:span><text:span text:style-name="T328">when our institution of law </text:span><text:span text:style-name="T775">enforcement do</text:span><text:span text:style-name="T233"> .)</text:span><text:span text:style-name="T350">)\S+</text:span><text:span text:style-name="T717">(</text:span><text:span text:style-name="T560">?# Close the lookahead and match everything until a whitespace.)</text:span><text:span text:style-name="T526">\s</text:span><text:span text:style-name="T350">(?!((and_cc</text:span><text:span text:style-name="T477"> </text:span><text:span text:style-name="T350">\S+?_(at1?|appge|mc1|\S*jj\S*|n[np]1)</text:span><text:span text:style-name="T477"> </text:span><text:span text:style-name="T350">\S+?_(i\S|\S*np1\S*|\S*jj\S*)</text:span><text:span text:style-name="T477"> </text:span><text:span text:style-name="T350">\S+?_(at1?|appge|d[ad]1|mc1|jj|i\S</text:span><text:span text:style-name="T379">|np1</text:span><text:span text:style-name="T350">)</text:span><text:span text:style-name="T477"> </text:span><text:span text:style-name="T350">\S+?_n[np]1)</text:span><text:span text:style-name="T573">(?# SLOT 5L STEP 1. Reject patterns </text:span><text:span text:style-name="T660">and knowledge of the issue, and Henry Waxman of California, </text:span><text:span text:style-name="T664">and literature of French Canada</text:span><text:span text:style-name="T660"> </text:span><text:span text:style-name="T573">BUT MATCH</text:span><text:span text:style-name="T660"> and the attached practice facility.</text:span><text:span text:style-name="T573">)</text:span><text:span text:style-name="T529">|(\S+?_(nn2?(_\S+)?|d[da]2?)</text:span><text:span text:style-name="T477"> </text:span><text:span text:style-name="T529">\S+?_(i\S|rr</text:span><text:span text:style-name="T535">|vvn</text:span><text:span text:style-name="T529">)</text:span><text:span text:style-name="T477"> </text:span><text:span text:style-name="T529">\S+?_</text:span><text:span text:style-name="T547">(</text:span><text:span text:style-name="T628">(?#fork</text:span><text:span text:style-name="T629">1</text:span><text:span text:style-name="T628">)</text:span><text:span text:style-name="T529">(a\S+|d\S+|m\S+|n</text:span><text:span text:style-name="T545">[</text:span><text:span text:style-name="T535">p</text:span><text:span text:style-name="T545">d]</text:span><text:span text:style-name="T535">\d?</text:span><text:span text:style-name="T529">|i\S</text:span><text:span text:style-name="T553">(_r[lp]@?)?</text:span><text:span text:style-name="T529">|\S*?jj\S*?</text:span><text:span text:style-name="T533">|r</text:span><text:span text:style-name="T543">[</text:span><text:span text:style-name="T533">l</text:span><text:span text:style-name="T543">p]</text:span><text:span text:style-name="T529">)</text:span><text:span text:style-name="T477"> </text:span><text:span text:style-name="T529">\S+?_(at</text:span><text:span text:style-name="T533">1?</text:span><text:span text:style-name="T529">|j\S+|\S*np1\S*|ge</text:span><text:span text:style-name="T534">|da</text:span><text:span text:style-name="T543">|ii</text:span><text:span text:style-name="T529">)</text:span><text:span text:style-name="T477"> </text:span><text:span text:style-name="T529">\S+?_(n[a-z]+1?)</text:span><text:span text:style-name="T547">|</text:span><text:span text:style-name="T628">(?#fork2)</text:span><text:span text:style-name="T436">nn1 \S+?_i\S</text:span><text:span text:style-name="T548">)</text:span><text:span text:style-name="T529">)</text:span><text:span text:style-name="T573">(?# SLOT 5L STEP 2. Reject the patterns </text:span><text:span text:style-name="T660">rumors in the art world, monsters in my dark basement, rebels in Syria 's south, those in the inner circle, visitors from around the world, houses in downtown Buenos Aires, </text:span><text:span text:style-name="T878">coctail</text:span><text:span text:style-name="T660"> haunts all over the city, </text:span><text:span text:style-name="T661">pictures from inside the warehous</text:span><text:span text:style-name="T662">e, cars </text:span><text:span text:style-name="T663">sold</text:span><text:span text:style-name="T662"> in the UK, </text:span><text:span text:style-name="T666">drivers held up in traffic, </text:span><text:span text:style-name="T667">forms of identification in </text:span><text:span text:style-name="T848">Canada</text:span><text:span text:style-name="T666">.</text:span><text:span text:style-name="T573">)</text:span><text:span text:style-name="T529">|(\S+?</text:span><text:soft-page-break/><text:span text:style-name="T529">_(nn2?(_\S+)?|d[da]2?)</text:span><text:span text:style-name="T477"> </text:span><text:span text:style-name="T350">\S+?_</text:span><text:span text:style-name="T437">(</text:span><text:span text:style-name="T628">(?#fork</text:span><text:span text:style-name="T629">1</text:span><text:span text:style-name="T628">)</text:span><text:span text:style-name="T350">(pnqs|cst)</text:span><text:span text:style-name="T477"> </text:span><text:span text:style-name="T350">\S+?_\S*vv0\S*</text:span><text:span text:style-name="T477"> </text:span><text:span text:style-name="T350">\S+?_i\S</text:span><text:span text:style-name="T477"> </text:span><text:span text:style-name="T350">\S+?_n[np]1</text:span><text:span text:style-name="T437">|</text:span><text:span text:style-name="T628">(?#fork</text:span><text:span text:style-name="T629">2</text:span><text:span text:style-name="T628">)</text:span><text:span text:style-name="T437">vvg</text:span><text:span text:style-name="T510"> </text:span><text:span text:style-name="T437">\S+?_i\S</text:span><text:span text:style-name="T510"> </text:span><text:span text:style-name="T437">\S+?_np1)</text:span><text:span text:style-name="T529">)</text:span><text:span text:style-name="T573">(?#SLOT 5L STEP 3. Reject pattern</text:span><text:span text:style-name="T574">s</text:span><text:span text:style-name="T718"> </text:span><text:span text:style-name="T660">civilians who remain in </text:span><text:span text:style-name="T272">Afganistan, </text:span><text:span text:style-name="T287">people living in Greater </text:span><text:span text:style-name="T849">Vancouver</text:span><text:span text:style-name="T573">.)</text:span><text:span text:style-name="T529">|(</text:span><text:span text:style-name="T350">(\S+?_(\S*?vm\S*?|vh\S|vd</text:span><text:span text:style-name="T380">[d</text:span><text:span text:style-name="T350">z</text:span><text:span text:style-name="T380">]</text:span><text:span text:style-name="T350">)|n't_xx|([Hh]elp(s|ed|ing)?|[Ll]et(s|ting)?|[Mm]a(k(e(s)?|ing)|de)|[Ww]atch(e[sd]?|ing)?|[Hh]ear(s|ed|ing)?)_vv\S)</text:span><text:span text:style-name="T114"> </text:span><text:span text:style-name="T529">\S+?_(</text:span><text:span text:style-name="T350">a\S+|d\S+</text:span><text:span text:style-name="T529">)</text:span><text:span text:style-name="T477"> </text:span><text:span text:style-name="T456">(</text:span><text:span text:style-name="T529">\S+?_(jj[rt%@]?|vvg</text:span><text:span text:style-name="T537">|np1</text:span><text:span text:style-name="T529">)</text:span><text:span text:style-name="T551">|very_rg)</text:span><text:span text:style-name="T477"> </text:span><text:span text:style-name="T529">\S+?_(n</text:span><text:span text:style-name="T538">p1</text:span><text:span text:style-name="T529">|jj</text:span><text:span text:style-name="T551">|da</text:span><text:span text:style-name="T529">)</text:span><text:span text:style-name="T477"> </text:span><text:span text:style-name="T529">\S+?_n\S+?1</text:span><text:span text:style-name="T477"> </text:span><text:span text:style-name="T529">\S+?_vv0)</text:span><text:span text:style-name="T573">(?# SLOT 5L STEP 4. Reject pattern</text:span><text:span text:style-name="T575">s</text:span><text:span text:style-name="T573"> </text:span><text:span text:style-name="T660">helped the outstanding Czech goalkeeper</text:span><text:span text:style-name="T638"> </text:span><text:span text:style-name="T573">and </text:span><text:span text:style-name="T660">watched the surging new prospect, </text:span><text:span text:style-name="T668">let your very own father</text:span><text:span text:style-name="T573">.)</text:span><text:span text:style-name="T529">|(\S+?_(nn2?|d[ab]2?)</text:span><text:span text:style-name="T477"> </text:span><text:span text:style-name="T529">\S+?_</text:span><text:span text:style-name="T542">(</text:span><text:span text:style-name="T529">v\S*\S[ng]\S*</text:span><text:span text:style-name="T542">|cc)</text:span><text:span text:style-name="T477"> </text:span><text:span text:style-name="T529">\S+?_\S*?</text:span><text:span text:style-name="T542">(</text:span><text:span text:style-name="T529">i\S\S*?</text:span><text:span text:style-name="T542">|a\S+)</text:span><text:span text:style-name="T477"> </text:span><text:span text:style-name="T529">\S+?_(at1?|appge|d[ab]1|mc1</text:span><text:span text:style-name="T542">|jj[rt]?</text:span><text:span text:style-name="T529">)</text:span><text:span text:style-name="T477"> </text:span><text:span text:style-name="T529">\S+?_nn1))</text:span><text:span text:style-name="T573">(?#SLOT 5L. STEP 4. Reject patterns</text:span><text:span text:style-name="T660"> records examined by the council, people getting off the ride, </text:span><text:span text:style-name="T665">families nor the medical world.</text:span><text:span text:style-name="T638">)</text:span><text:span text:style-name="T350">|((\S+?_(\S*?vm\S*?|vh\S|vd</text:span><text:span text:style-name="T388">[d</text:span><text:span text:style-name="T350">z</text:span><text:span text:style-name="T388">]</text:span><text:span text:style-name="T350">)|n't_xx|([Hh]elp(s|ed|ing)?|[Ll]et(s|ting)?|[Mm]a(k(e(s)?|ing)|de)|[Ww]atch(e[sd]?|ing)?|[Hh]ear(s|ed|ing)?</text:span><text:span text:style-name="T394">|</text:span><text:span text:style-name="T31">[Ff]e(els?(ing)?|lt)</text:span><text:span text:style-name="T350">)_vv\S)</text:span><text:span text:style-name="T477"> </text:span><text:span text:style-name="T350">\S+?_(at1?|appge|d[abd]\d?)</text:span><text:span text:style-name="T477"> </text:span><text:span text:style-name="T350">((or_cc)|(\S+?_n\S+))</text:span><text:span text:style-name="T477"> </text:span><text:span text:style-name="T350">\S+?_(ge|appge</text:span><text:span text:style-name="T367">|i\S</text:span><text:span text:style-name="T350">)</text:span><text:span text:style-name="T477"> </text:span><text:span text:style-name="T350">\S+?_n</text:span><text:span text:style-name="T367">[</text:span><text:span text:style-name="T350">n</text:span><text:span text:style-name="T367">p]</text:span><text:span text:style-name="T350">1)</text:span><text:span text:style-name="T188">(?# <text:s/>SLOT 5L STEP 5: Reject pattern </text:span><text:span text:style-name="T293">have the baby 's father </text:span><text:span text:style-name="T342">provide, </text:span><text:span text:style-name="T297">felt the flicker of strength</text:span><text:span text:style-name="T343"> grow</text:span><text:span text:style-name="T342">.</text:span><text:span text:style-name="T188">)</text:span><text:span text:style-name="T2">|((\S+?_(\S*?vm\S*?|vh\S|vdz)|n't_xx|([Hh]elp(s|ed|ing)?|[Ll]et(s|ting)?|[Mm]a(k(e(s)?|ing)|de)|[Ww]atch(e[sd]?|ing)?|[Hh]ear(s|ed|ing)?</text:span><text:span text:style-name="T32">|</text:span><text:span text:style-name="T31">[Ff]e(els?(ing)?|lt)</text:span><text:span text:style-name="T2">)_vv\S)</text:span><text:span text:style-name="T114"> </text:span><text:soft-page-break/><text:span text:style-name="T2">\S+?_rr</text:span><text:span text:style-name="T114"> </text:span><text:span text:style-name="T2">\S+?_(a\S+|d\S+|m\S+)</text:span><text:span text:style-name="T114"> </text:span><text:span text:style-name="T2">\S+?_jj[rt]?)</text:span><text:span text:style-name="T188">(?#SLOT 5L STEP 6: Reject pattern </text:span><text:span text:style-name="T293">make even a hot soup </text:span><text:span text:style-name="T776">seem</text:span><text:span text:style-name="T188">.)|</text:span><text:span text:style-name="T2">([Ll]isten(s|ing|ed)?_vv\S</text:span><text:span text:style-name="T114"> </text:span><text:span text:style-name="T2">to_ii</text:span><text:span text:style-name="T114"> </text:span><text:span text:style-name="T2">\S+?_(a\S+|d\S+|m\S+|nnb)</text:span><text:span text:style-name="T114"> </text:span><text:span text:style-name="T2">\S+?_</text:span><text:span text:style-name="T173">(jj[rt])?</text:span><text:span text:style-name="T2">|md|np1)</text:span><text:span text:style-name="T188">(?# SLOT 5L STEP 7: Reject pattern </text:span><text:span text:style-name="T293">listen to the big </text:span><text:span text:style-name="T776">guy speak</text:span><text:span text:style-name="T188">, </text:span><text:span text:style-name="T293">listen to dr. Mike </text:span><text:span text:style-name="T776">Pearce speak</text:span><text:span text:style-name="T188">)</text:span><text:span text:style-name="T11">|(\S+?_nn\S+</text:span><text:span text:style-name="T118"> </text:span><text:span text:style-name="T11">\S+?_i\S</text:span><text:span text:style-name="T118"> </text:span><text:span text:style-name="T11">\S+?_(a\S+|d\S+|m\S+)</text:span><text:span text:style-name="T118"> </text:span><text:span text:style-name="T11">\S+?_jj[rt]?)</text:span><text:span text:style-name="T189">(?# SLOT 5L STEP 8: Reject erroneously tagged pattern </text:span><text:span text:style-name="T294">access to the wider </text:span><text:span text:style-name="T777">EU market</text:span><text:span text:style-name="T189"> )</text:span><text:span text:style-name="T14">|(\S+?_(nn2?|d[abd]2)</text:span><text:span text:style-name="T120"> </text:span><text:span text:style-name="T14">\S+?_</text:span><text:span text:style-name="T42">(</text:span><text:span text:style-name="T14">i\S</text:span><text:span text:style-name="T17">(31)?</text:span><text:span text:style-name="T42">|vvn)</text:span><text:span text:style-name="T120"> </text:span><text:span text:style-name="T14">\S+?_</text:span><text:span text:style-name="T17">(</text:span><text:span text:style-name="T14">jj[rt]?</text:span><text:span text:style-name="T17">|i</text:span><text:span text:style-name="T42">\S(</text:span><text:span text:style-name="T17">32</text:span><text:span text:style-name="T42">)?</text:span><text:span text:style-name="T17">)</text:span><text:span text:style-name="T120"> </text:span><text:span text:style-name="T14">\S+?_</text:span><text:span text:style-name="T42">(</text:span><text:span text:style-name="T14">i\S</text:span><text:span text:style-name="T17">(33)?</text:span><text:span text:style-name="T42">|</text:span><text:span text:style-name="T28">a\S+|d\S+|m\S+</text:span><text:span text:style-name="T42">)</text:span><text:span text:style-name="T14">)</text:span><text:span text:style-name="T190">(?# SLOT 5L STEP 9: Reject pattern</text:span><text:span text:style-name="T191">s</text:span><text:span text:style-name="T190"> </text:span><text:span text:style-name="T295">speakers from closer to </text:span><text:span text:style-name="T778">home include, </text:span><text:span text:style-name="T296">arguments in favour of</text:span><text:span text:style-name="T779"> Brexit get</text:span><text:span text:style-name="T190">, </text:span><text:span text:style-name="T298">experiences examined in this </text:span><text:span text:style-name="T859">article</text:span><text:span text:style-name="T190"> .)</text:span><text:span text:style-name="T28">|(\S+?_v\S+</text:span><text:span text:style-name="T126"> </text:span><text:span text:style-name="T28">\S+?_rp</text:span><text:span text:style-name="T126"> </text:span><text:span text:style-name="T28">\S+?_i\S</text:span><text:span text:style-name="T126"> </text:span><text:span text:style-name="T28">\S+?_(a\S+|d\S+|m\S+))</text:span><text:span text:style-name="T205">(?# SLOT </text:span><text:span text:style-name="T206">5</text:span><text:span text:style-name="T205">L STEP 7: Reject erroneously tagged pattern </text:span><text:span text:style-name="T273">turned back to the </text:span><text:span text:style-name="T822">landing form_VV0</text:span><text:span text:style-name="T205"> .)</text:span><text:span text:style-name="T29">|(and_cc</text:span><text:span text:style-name="T127"> </text:span><text:span text:style-name="T29">\S+?_</text:span><text:span text:style-name="T8">(a\S+|d\S+|m\S+)</text:span><text:span text:style-name="T117"> </text:span><text:span text:style-name="T29">\S+?_n[np]t?1</text:span><text:span text:style-name="T127"> </text:span><text:span text:style-name="T29">\S+?_i\S)</text:span><text:span text:style-name="T206">(?# SLOT 5L STEP 8: Reject pattern </text:span><text:span text:style-name="T274">and a bit of </text:span><text:span text:style-name="T823">fuel</text:span><text:span text:style-name="T206"> .)</text:span><text:span text:style-name="T37">|(\S+?_vm</text:span><text:span text:style-name="T128"> </text:span><text:span text:style-name="T37">\S+?_xx</text:span><text:span text:style-name="T128"> </text:span><text:span text:style-name="T37">\S+?_i\S</text:span><text:span text:style-name="T128"> </text:span><text:span text:style-name="T37">\S+?_</text:span><text:span text:style-name="T11">(a\S+|d\S+|m\S+)</text:span><text:span text:style-name="T37">)</text:span><text:span text:style-name="T207">(?# SLOT 5L STEP 8: Reject pattern </text:span><text:span text:style-name="T841">they </text:span><text:span text:style-name="T275">would not for the </text:span><text:span text:style-name="T841">world want</text:span><text:span text:style-name="T207"> .)</text:span><text:span text:style-name="T38">|(\S+?_vm</text:span><text:span text:style-name="T129"> </text:span><text:span text:style-name="T38">\S+?_vvi</text:span><text:span text:style-name="T129"> </text:span><text:span text:style-name="T38">\S+?_cc</text:span><text:span text:style-name="T129"> </text:span><text:span text:style-name="T38">\S+?_i\S)</text:span><text:span text:style-name="T208">(?#SLOT 5L STEP 8: Reject pattern </text:span><text:span text:style-name="T276">might believe and in fact </text:span><text:span text:style-name="T842">remember</text:span><text:span text:style-name="T208"> .)</text:span><text:span text:style-name="T44">|((n't_xx|\S+?_(vm|vh\S|vd</text:span><text:span text:style-name="T33">[d</text:span><text:span text:style-name="T44">z</text:span><text:span text:style-name="T33">]</text:span><text:span text:style-name="T44">)|([Hh]elp(s|ed|ing)?|[Ll]et(s|ting)?|[Mm]a(k(e(s)?|ing)|de)|[Ww]atch(e[sd]|ing)?|[Hh]ear(s|ed|ing)?</text:span><text:span text:style-name="T30">|</text:span><text:span text:style-name="T31">[Ff]e(els?(ing)?|lt)</text:span><text:span text:style-name="T44">)_vv\S)</text:span><text:span text:style-name="T131"> </text:span><text:span text:style-name="T44">\S+?_(</text:span><text:span text:style-name="T100">dd\d?|</text:span><text:span text:style-name="T44">n\S+1|pn1)</text:span><text:span text:style-name="T131"> </text:span><text:span text:style-name="T44">\S+?_</text:span><text:span text:style-name="T100">(</text:span><text:span text:style-name="T44">i\S</text:span><text:span text:style-name="T100">|mc)</text:span><text:span text:style-name="T131"> </text:span><text:span text:style-name="T44">\S+?_</text:span><text:span text:style-name="T8">(a\S+|d\S+|m\S+</text:span><text:span text:style-name="T100">|nnu</text:span><text:span text:style-name="T8">)</text:span><text:span text:style-name="T44">)</text:span><text:span text:style-name="T209">(?# SLOT 5L STEP 9: Reject pattern</text:span><text:span text:style-name="T221">s</text:span><text:span text:style-name="T209"> </text:span><text:span text:style-name="T277">Does anybody from this </text:span><text:span text:style-name="T843">generation</text:span><text:span text:style-name="T209"> , </text:span><text:span text:style-name="T290">does that 35 percent </text:span><text:span text:style-name="T850">rate</text:span><text:span text:style-name="T209">)</text:span><text:span text:style-name="T48">|(</text:span><text:span text:style-name="T45">(\S+?_(vm|vd[dz]</text:span><text:span text:style-name="T48">|vh\S</text:span><text:span text:style-name="T45">)|</text:span><text:span text:style-name="T46">(</text:span><text:span text:style-name="T45">[Mm]a[kd][ei](s|ing)?|</text:span><text:soft-page-break/><text:span text:style-name="T45">[Ll]et(s|ting)?)_</text:span><text:span text:style-name="T46">vv\S)</text:span><text:span text:style-name="T132"> </text:span><text:span text:style-name="T48">\S+?_</text:span><text:span text:style-name="T26">(a\S+|d\S+|m\S+)</text:span><text:span text:style-name="T134"> </text:span><text:span text:style-name="T48">\S+?_nn1</text:span><text:span text:style-name="T133"> </text:span><text:span text:style-name="T48">\S+?_</text:span><text:span text:style-name="T102">(</text:span><text:span text:style-name="T48">cc</text:span><text:span text:style-name="T102">|i\S)</text:span><text:span text:style-name="T48">)</text:span><text:span text:style-name="T210">(?#SLOT 5L STEP 10: Reject pattern </text:span><text:span text:style-name="T278">have a pharmacist or </text:span><text:span text:style-name="T844">doctor check</text:span><text:span text:style-name="T210">, </text:span><text:span text:style-name="T291">will the outcome on </text:span><text:span text:style-name="T851">Tuesday.</text:span><text:span text:style-name="T210">)</text:span><text:span text:style-name="T50">|(\S+?_i\S</text:span><text:span text:style-name="T135"> </text:span><text:span text:style-name="T48">\S+?_</text:span><text:span text:style-name="T26">(a\S+|d\S+|m\S+)</text:span><text:span text:style-name="T134"> </text:span><text:span text:style-name="T50">\S+?_</text:span><text:span text:style-name="T57">(</text:span><text:span text:style-name="T50">jj[rt]?</text:span><text:span text:style-name="T57">|nn1)</text:span><text:span text:style-name="T135"> </text:span><text:span text:style-name="T50">\S+?_(jj[rt]?|nnt1</text:span><text:span text:style-name="T57">|ge</text:span><text:span text:style-name="T50">))</text:span><text:span text:style-name="T211">(?#SLOT 5L STEP 11: Reject incorrectly tagged pattern</text:span><text:span text:style-name="T214">s</text:span><text:span text:style-name="T211"> </text:span><text:span text:style-name="T279">on a lonely Christmas </text:span><text:span text:style-name="T824">Eve shift_vv0</text:span><text:span text:style-name="T211">, </text:span><text:span text:style-name="T282">for your company’s </text:span><text:span text:style-name="T827">RRSP plan_vv0</text:span><text:span text:style-name="T211">)</text:span><text:span text:style-name="T340">|(\S+?_vd\S</text:span><text:span text:style-name="T341"> </text:span><text:span text:style-name="T11">\S+?_(a\S+|d\S+|m\S+)</text:span><text:span text:style-name="T118"> </text:span><text:span text:style-name="T52">\S+?_jjr?</text:span><text:span text:style-name="T136"> </text:span><text:span text:style-name="T52">\S+?_(jjr?|nn1)</text:span><text:span text:style-name="T340">)</text:span><text:span text:style-name="T212">(?#SLOT 5L STEP 12: Reject erroneously tagged pattern </text:span><text:span text:style-name="T280">do a fecal occult </text:span><text:span text:style-name="T825">blood test_vv0</text:span><text:span text:style-name="T212"> .)</text:span><text:span text:style-name="T55">|</text:span><text:span text:style-name="T53">(\S+?_(</text:span><text:span text:style-name="T54">[\.\?!,]|null</text:span><text:span text:style-name="T53">)</text:span><text:span text:style-name="T137"> </text:span><text:span text:style-name="T61">(\</text:span><text:span text:style-name="T28">S+?_(a\S+|d\S+|m\S+)</text:span><text:span text:style-name="T126"> </text:span><text:span text:style-name="T55">\S+?_n[np]1</text:span><text:span text:style-name="T138"> </text:span><text:span text:style-name="T55">\S+?_ge</text:span><text:span text:style-name="T61">|</text:span><text:span text:style-name="T234">(?#fork)</text:span><text:span text:style-name="T61">\S+?_cc</text:span><text:span text:style-name="T145"> </text:span><text:span text:style-name="T61">\S+?_r[rt]</text:span><text:span text:style-name="T145"> </text:span><text:span text:style-name="T11">\S+?_(a\S+|d\S+|m\S+)</text:span><text:span text:style-name="T61">)</text:span><text:span text:style-name="T55">)</text:span><text:span text:style-name="T213">(?#SLOT 5L STEP 13: Reject pattern </text:span><text:span text:style-name="T281">&lt;sentence end&gt; The Keg ’s </text:span><text:span text:style-name="T826">management say</text:span><text:span text:style-name="T213">, </text:span><text:span text:style-name="T281">, </text:span><text:span text:style-name="T283">and often the </text:span><text:span text:style-name="T828">RCMP</text:span><text:span text:style-name="T213">)</text:span><text:span text:style-name="T64">|(\S+?_ex</text:span><text:span text:style-name="T146"> </text:span><text:span text:style-name="T64">\S+?_vm</text:span><text:span text:style-name="T146"> </text:span><text:span text:style-name="T64">be_vbi</text:span><text:span text:style-name="T146"> </text:span><text:span text:style-name="T11">\S+?_(a\S+|d\S+|m\S+</text:span><text:span text:style-name="T65">|jjr?</text:span><text:span text:style-name="T11">)</text:span><text:span text:style-name="T64">)</text:span><text:span text:style-name="T215">(?#</text:span><text:span text:style-name="T216">SLOT 5L STEP 14: Reject incorrectly tagged pattern </text:span><text:span text:style-name="T284">There will be considerable property </text:span><text:span text:style-name="T845">damage_vv0</text:span><text:span text:style-name="T216"> .</text:span><text:span text:style-name="T215">)</text:span><text:span text:style-name="T66">|(\S+?_(null|[,!\?\.])</text:span><text:span text:style-name="T147"> </text:span><text:span text:style-name="T66">\S+?_</text:span><text:span text:style-name="T69">(</text:span><text:span text:style-name="T66">csa?</text:span><text:span text:style-name="T69">|ccb?)</text:span><text:span text:style-name="T147"> </text:span><text:span text:style-name="T69">(</text:span><text:span text:style-name="T239">(?#fork 1)</text:span><text:span text:style-name="T11">\S+?_(a\S+|d\S+|m\S+)</text:span><text:span text:style-name="T118"> </text:span><text:span text:style-name="T66">\S+?_jj[rt]?</text:span><text:span text:style-name="T69">|</text:span><text:span text:style-name="T239">(?#fork 2)</text:span><text:span text:style-name="T69">\S+?_nn1 \S+?_i\S)</text:span><text:span text:style-name="T66">)</text:span><text:span text:style-name="T217">(?#SLOT 5L STEP 15: Reject incorrectly tagged pattern</text:span><text:span text:style-name="T218">s</text:span><text:span text:style-name="T217"> </text:span><text:span text:style-name="T285">, as a pretrial </text:span><text:span text:style-name="T846">plea deal_vv0</text:span><text:span text:style-name="T217"> </text:span><text:span text:style-name="T218">and</text:span><text:span text:style-name="T217">. </text:span><text:span text:style-name="T286">But University of </text:span><text:span text:style-name="T847">Windsor graduate_vv0</text:span><text:span text:style-name="T217">)</text:span><text:span text:style-name="T82">|(\S+?_([!\.\?]|null)</text:span><text:span text:style-name="T157"> </text:span><text:span text:style-name="T82">\S+?_cs</text:span><text:span text:style-name="T157"> </text:span><text:span text:style-name="T48">\S+?_</text:span><text:span text:style-name="T26">(a\S+|d\S+|m\S+)</text:span><text:span text:style-name="T134"> </text:span><text:span text:style-name="T82">\S+?_(md|jj[rt]?))</text:span><text:span text:style-name="T219">(?#SLOT 5L STEP 16: Reject pattern </text:span><text:span text:style-name="T288">&lt;sentence end&gt; After the first </text:span><text:span text:style-name="T829">frost dig up</text:span><text:span text:style-name="T219"> .)</text:span><text:span text:style-name="T90">|(\S+?_vvz</text:span><text:span text:style-name="T164"> </text:span><text:span text:style-name="T90">to_\S+?</text:span><text:span text:style-name="T164"> </text:span><text:span text:style-name="T90">\S+?_v\Si</text:span><text:span text:style-name="T164"> </text:span><text:span text:style-name="T48">\S+?_</text:span><text:span text:style-name="T26">(a\S+|d\S+|m\S+)</text:span><text:span text:style-name="T90">)</text:span><text:span text:style-name="T220">(?#SLOT 5L STEP 17: Reject erroneously tagged pattern </text:span><text:span text:style-name="T830">other sports</text:span><text:span text:style-name="T289"> figures_vvz to earn the </text:span><text:span text:style-name="T830">honor include</text:span><text:span text:style-name="T220">.)</text:span><text:span text:style-name="T112">|(\S+?_ddq</text:span><text:span text:style-name="T172"> </text:span><text:span text:style-name="T112">\S+?_np1(_nn1)?</text:span><text:span text:style-name="T172"> </text:span><text:span text:style-name="T112">\S+?_cc</text:span><text:span text:style-name="T172"> </text:span><text:span text:style-name="T112">\S+?_np1\S*)</text:span><text:span text:style-name="T222">(?#SLOT 5L STEP 18: Reject </text:span><text:span text:style-name="T292">what Biden or Secretary </text:span><text:span text:style-name="T852">Clinton do</text:span><text:span text:style-name="T222"> )</text:span><text:span text:style-name="T529">)\S+</text:span><text:span text:style-name="T576">(?# close lookahead and </text:span><text:soft-page-break/><text:span text:style-name="T576">advance to next slot)</text:span><text:span text:style-name="T556">\</text:span><text:span text:style-name="T526">s</text:span><text:span text:style-name="T2">(?!((and_cc|n't_xx|\S+?_(vm|vh\S|vd</text:span><text:span text:style-name="T33">[d</text:span><text:span text:style-name="T2">z</text:span><text:span text:style-name="T33">]</text:span><text:span text:style-name="T2">)|([Hh]elp(s|ed|ing)?|[Ll]et(s|ting)?|[Mm]a(k(e(s)?|ing)|de)|[Ww]atch(e[sd]|ing)?|[Hh]ear(s|ed|ing)?</text:span><text:span text:style-name="T30">|</text:span><text:span text:style-name="T31">[Ff]e(els?(ing)?|lt)</text:span><text:span text:style-name="T2">)_vv\S)</text:span><text:span text:style-name="T114"> </text:span><text:span text:style-name="T2">\S+?_(n\S+?1@?|pn1|</text:span><text:span text:style-name="T43">a\S+|d\S+</text:span><text:span text:style-name="T2">|rr</text:span><text:span text:style-name="T12">|</text:span><text:span text:style-name="T36">i\S</text:span><text:span text:style-name="T110">|nnb</text:span><text:span text:style-name="T111">|mc1</text:span><text:span text:style-name="T2">)</text:span><text:span text:style-name="T114"> </text:span><text:span text:style-name="T2">\S+?_(\S*np1\S*|\S*jj\S*|</text:span><text:span text:style-name="T173">i\S</text:span><text:span text:style-name="T2">|d</text:span><text:span text:style-name="T36">[</text:span><text:span text:style-name="T2">a</text:span><text:span text:style-name="T36">d]</text:span><text:span text:style-name="T3">|ge</text:span><text:span text:style-name="T35">|rg</text:span><text:span text:style-name="T113">|md</text:span><text:span text:style-name="T2">)</text:span><text:span text:style-name="T114"> </text:span><text:span text:style-name="T2">(\S+?_</text:span><text:span text:style-name="T35">(</text:span><text:span text:style-name="T2">n[np]1</text:span><text:span text:style-name="T35">|da)</text:span><text:span text:style-name="T2">|each_))</text:span><text:span text:style-name="T192">(?# SLOT 4L STEP 1. Reject the patterns </text:span><text:span text:style-name="T306">making this ping-sized space</text:span><text:span text:style-name="T194"> </text:span><text:span text:style-name="T876">feel</text:span><text:span text:style-name="T192"> </text:span><text:span text:style-name="T299">could </text:span><text:span text:style-name="T255">OR </text:span><text:span text:style-name="T299">help </text:span><text:span text:style-name="T255">OR</text:span><text:span text:style-name="T334"> </text:span><text:span text:style-name="T299">does the United States</text:span><text:span text:style-name="T334"> </text:span><text:span text:style-name="T346">establish</text:span><text:span text:style-name="T334">, </text:span><text:span text:style-name="T299">make the former church </text:span><text:span text:style-name="T780">conform</text:span><text:span text:style-name="T299">, and the Obama campaign</text:span><text:span text:style-name="T334">, </text:span><text:span text:style-name="T299">and Southwest DeKalb each, </text:span><text:span text:style-name="T300">watch Grace’s birth </text:span><text:span text:style-name="T782">live</text:span><text:span text:style-name="T300">, </text:span><text:span text:style-name="T301">have its new base </text:span><text:span text:style-name="T783">open</text:span><text:span text:style-name="T301">,</text:span><text:span text:style-name="T783"> </text:span><text:span text:style-name="T794">provided you </text:span><text:span text:style-name="T305">should in any way </text:span><text:span text:style-name="T833">want.</text:span><text:span text:style-name="T192">)</text:span><text:span text:style-name="T2">|(</text:span><text:span text:style-name="T350">\S+?_((nn2?|d[da]2?)|pp(is\d|h2|</text:span><text:span text:style-name="T351">[\.\?!]</text:span><text:span text:style-name="T350">))</text:span><text:span text:style-name="T726"> </text:span><text:span text:style-name="T350">\S+?_\S*?i\S\S*?</text:span><text:span text:style-name="T477"> </text:span><text:span text:style-name="T350">\S+?_(</text:span><text:span text:style-name="T2">a\S+|d\S+|m\S+</text:span><text:span text:style-name="T4">|nnb</text:span><text:span text:style-name="T34">|n[np]t?1</text:span><text:span text:style-name="T107">|ii22</text:span><text:span text:style-name="T350">) \S+?_n\S+1)</text:span><text:span text:style-name="T577">(?# SLOT 4L STEP 2. Apparently this is meant to reject the patterns </text:span><text:span text:style-name="T669">we as</text:span><text:span text:style-name="T719"> </text:span><text:span text:style-name="T299">a family</text:span><text:span text:style-name="T334">,</text:span><text:span text:style-name="T719"> </text:span><text:span text:style-name="T669">I as</text:span><text:span text:style-name="T719"> </text:span><text:span text:style-name="T299">a chairman</text:span><text:span text:style-name="T719">, </text:span><text:span text:style-name="T669">robbers in</text:span><text:span text:style-name="T719"> </text:span><text:span text:style-name="T299">the south</text:span><text:span text:style-name="T346">, </text:span><text:span text:style-name="T304">we in law enforcement</text:span><text:span text:style-name="T334">.</text:span><text:span text:style-name="T719">)</text:span><text:span text:style-name="T350">|([Ll]isten(s|ing|ed)?_vv\S</text:span><text:span text:style-name="T477"> </text:span><text:span text:style-name="T350">to_ii</text:span><text:span text:style-name="T477"> </text:span><text:span text:style-name="T350">\S+?_</text:span><text:span text:style-name="T2">(a\S+|d\S+|m\S+|nnb)</text:span><text:span text:style-name="T350">)</text:span><text:span text:style-name="T577">(?# SLOT 4</text:span><text:span text:style-name="T581">L</text:span><text:span text:style-name="T577"> STEP 3: Reject pattern </text:span><text:span text:style-name="T669">listen to the</text:span><text:span text:style-name="T577"> </text:span><text:span text:style-name="T832">jungle speak,</text:span><text:span text:style-name="T577"> </text:span><text:span text:style-name="T669">listen to Mr. </text:span><text:span text:style-name="T780">Romney speak</text:span><text:span text:style-name="T577">)</text:span><text:span text:style-name="T350">|(\S+?_</text:span><text:span text:style-name="T2">(nn2?|d[abd]2)</text:span><text:span text:style-name="T114"> </text:span><text:span text:style-name="T2">\S+?_</text:span><text:span text:style-name="T10">(i\S|</text:span><text:span text:style-name="T2">\S*?vv[ng]\S*?</text:span><text:span text:style-name="T97">|rl</text:span><text:span text:style-name="T109">|jj</text:span><text:span text:style-name="T10">)</text:span><text:span text:style-name="T114"> </text:span><text:span text:style-name="T2">\S+?_</text:span><text:span text:style-name="T10">(np1|</text:span><text:span text:style-name="T2">i\S</text:span><text:span text:style-name="T10">)</text:span><text:span text:style-name="T350">)</text:span><text:span text:style-name="T577">(?# SLOT 4</text:span><text:span text:style-name="T581">L</text:span><text:span text:style-name="T577"> STEP 4: Reject patterns </text:span><text:span text:style-name="T669">networks developed by </text:span><text:span text:style-name="T780">Yammer</text:span><text:span text:style-name="T669">, Reports discovered on </text:span><text:span text:style-name="T780">Sunday</text:span><text:span text:style-name="T669">.</text:span><text:span text:style-name="T577">)</text:span><text:span text:style-name="T350">|((\S+?_(\S*?vm\S*?|vh\S|vdz)|n't_xx|([Hh]elp(s|ed|ing)?|[Ll]et(s|ting)?|[Mm]a(k(e(s)?|ing)|de)|[Ww]atch(e[sd]?|ing)?|[Hh]ear(s|ed|ing)?)_vv\S)</text:span><text:span text:style-name="T477"> </text:span><text:span text:style-name="T350">\S+?_vvg</text:span><text:span text:style-name="T477"> </text:span><text:span text:style-name="T350">\S+?_</text:span><text:span text:style-name="T2">(a\S+|d\S+|m\S+)</text:span><text:span text:style-name="T350">)</text:span><text:span text:style-name="T577">(?# SLOT 4</text:span><text:span text:style-name="T581">L</text:span><text:span text:style-name="T577"> STEP 5: Reject pattern </text:span><text:span text:style-name="T669">made playing the</text:span><text:span text:style-name="T577"> </text:span><text:span text:style-name="T345">game look</text:span><text:span text:style-name="T577">.)</text:span><text:span text:style-name="T354">|((&lt;p&gt;|\S+?_[!\.\?])</text:span><text:span text:style-name="T478"> </text:span><text:span text:style-name="T354">[</text:span><text:span text:style-name="T724">'"</text:span><text:span text:style-name="T354">]_[</text:span><text:span text:style-name="T724">'"</text:span><text:span text:style-name="T354">]</text:span><text:span text:style-name="T478"> </text:span><text:span text:style-name="T354">\S+?_</text:span><text:span text:style-name="T5">(a\S+|d\S+|m\S+|nnb)</text:span><text:span text:style-name="T116"> </text:span><text:span text:style-name="T5">\S+?_n\S+1</text:span><text:span text:style-name="T354">)</text:span><text:span text:style-name="T578">(?# </text:span><text:span text:style-name="T580">SLOT 4</text:span><text:span text:style-name="T581">L</text:span><text:span text:style-name="T580"> STEP 6: </text:span><text:span text:style-name="T579">Reject pattern </text:span><text:span text:style-name="T670">&lt;sentence end&gt; </text:span><text:span text:style-name="T672">&lt;quotation mark&gt; </text:span><text:span text:style-name="T670">The public </text:span><text:span text:style-name="T781">want</text:span><text:span text:style-name="T579"> </text:span><text:span text:style-name="T578">)</text:span><text:span text:style-name="T356">|</text:span><text:soft-page-break/><text:span text:style-name="T356">(\S+?_(vd</text:span><text:span text:style-name="T366">[</text:span><text:span text:style-name="T356">d</text:span><text:span text:style-name="T366">z]</text:span><text:span text:style-name="T356">|vm)</text:span><text:span text:style-name="T479"> </text:span><text:span text:style-name="T356">\S+?_</text:span><text:span text:style-name="T8">(a\S+|d\S+|m\S+</text:span><text:span text:style-name="T99">|nnb</text:span><text:span text:style-name="T8">)</text:span><text:span text:style-name="T117"> </text:span><text:span text:style-name="T8">\S+?_</text:span><text:span text:style-name="T19">(</text:span><text:span text:style-name="T8">jj[rt]?</text:span><text:span text:style-name="T19">|np[dm]?\d?</text:span><text:span text:style-name="T27">|i\S</text:span><text:span text:style-name="T49">|dd1</text:span><text:span text:style-name="T95">|</text:span><text:span text:style-name="T96">md</text:span><text:span text:style-name="T19">)</text:span><text:span text:style-name="T117"> </text:span><text:span text:style-name="T8">\S+?_</text:span><text:span text:style-name="T27">(</text:span><text:span text:style-name="T5">n\S+1</text:span><text:span text:style-name="T27">|d[ad]1)</text:span><text:span text:style-name="T356">)</text:span><text:span text:style-name="T581">(?# SLOT 4L STEP 6: Reject pattern </text:span><text:span text:style-name="T671">did OR would some ancient Egyptian </text:span><text:span text:style-name="T790">complain</text:span><text:span text:style-name="T671">, </text:span><text:span text:style-name="T677">does any of this </text:span><text:span text:style-name="T789">involve</text:span><text:span text:style-name="T308">, </text:span><text:span text:style-name="T309">does all this money </text:span><text:span text:style-name="T795">go</text:span><text:span text:style-name="T309">, </text:span><text:span text:style-name="T310">would this next </text:span><text:span text:style-name="T839">jury reach</text:span><text:span text:style-name="T310">.</text:span><text:span text:style-name="T581">)</text:span><text:span text:style-name="T360">|(\S+?_vvd</text:span><text:span text:style-name="T482"> </text:span><text:span text:style-name="T360">\S+?_i\S</text:span><text:span text:style-name="T482"> </text:span><text:span text:style-name="T360">\S+?_</text:span><text:span text:style-name="T11">(a\S+|d\S+|m\S+)</text:span><text:span text:style-name="T360">)</text:span><text:span text:style-name="T583">(?#SLOT 4L STEP 7: Reject incorrectly tagged pattern </text:span><text:span text:style-name="T784">the company </text:span><text:span text:style-name="T673">said in a </text:span><text:span text:style-name="T784">trading update_</text:span><text:span text:style-name="T785">vv0</text:span><text:span text:style-name="T673">.</text:span><text:span text:style-name="T583"> )</text:span><text:span text:style-name="T362">|((&lt;p&gt;|[!\.\?]_[!\.\?])</text:span><text:span text:style-name="T483"> </text:span><text:span text:style-name="T362">\S+?_n\S+</text:span><text:span text:style-name="T483"> </text:span><text:span text:style-name="T362">\S+?_ge)</text:span><text:span text:style-name="T584">(?# </text:span><text:span text:style-name="T585">SLOT 4L STEP 8: Reject pattern </text:span><text:span text:style-name="T674">&lt;sentence break&gt; Entity ’s </text:span><text:span text:style-name="T788">family insist</text:span><text:span text:style-name="T307">.</text:span><text:span text:style-name="T584">)</text:span><text:span text:style-name="T378">|(\S_\(</text:span><text:span text:style-name="T490"> </text:span><text:span text:style-name="T378">\S+?_i\S</text:span><text:span text:style-name="T490"> </text:span><text:span text:style-name="T378">\S+?_</text:span><text:span text:style-name="T406">(</text:span><text:span text:style-name="T378">jj[r]?</text:span><text:span text:style-name="T406">|dar)</text:span><text:span text:style-name="T378">)</text:span><text:span text:style-name="T588">(?# </text:span><text:span text:style-name="T589">SLOT 4L STEP 9: Reject erroneously tagged pattern </text:span><text:span text:style-name="T676">&lt;open parenthesis&gt; in American fiction </text:span><text:span text:style-name="T787">hope</text:span><text:span text:style-name="T589"> <text:s/></text:span><text:span text:style-name="T596">and pattern </text:span><text:span text:style-name="T682">&lt;open parenthesis&gt; for more information </text:span><text:span text:style-name="T834">see</text:span><text:span text:style-name="T596"> </text:span><text:span text:style-name="T589">.</text:span><text:span text:style-name="T588">)</text:span><text:span text:style-name="T385">|(([Gg][eo]t(en)?_\S+|\S+?_vb\S+)</text:span><text:span text:style-name="T492"> </text:span><text:span text:style-name="T385">\S+?_vvn</text:span><text:span text:style-name="T492"> </text:span><text:span text:style-name="T385">\S+?_i\S)</text:span><text:span text:style-name="T590">(?# SLOT 4L STEP 10: Reject erroneously tagged pattern </text:span><text:span text:style-name="T678">got turned into </text:span><text:span text:style-name="T791">car tire_VV0 mush</text:span><text:span text:style-name="T590"> .)</text:span><text:span text:style-name="T387">|(\S+?_vv\S</text:span><text:span text:style-name="T494"> </text:span><text:span text:style-name="T387">\S+?_rp</text:span><text:span text:style-name="T494"> </text:span><text:span text:style-name="T387">\S+?_</text:span><text:span text:style-name="T28">(a\S+|d\S+|m\S+)</text:span><text:span text:style-name="T387">)</text:span><text:span text:style-name="T591">(?# SLOT 4L STEP 11: Reject incorrectly tagged pattern </text:span><text:span text:style-name="T679">picked up an </text:span><text:span text:style-name="T792">ice pick_vv0</text:span><text:span text:style-name="T591"> .)</text:span><text:span text:style-name="T398">|(\S+?_([!\.\?,]|null)</text:span><text:span text:style-name="T497"> </text:span><text:span text:style-name="T432">\S+?</text:span><text:span text:style-name="T398">_</text:span><text:span text:style-name="T432">(</text:span><text:span text:style-name="T398">ccb</text:span><text:span text:style-name="T432">|at1?</text:span><text:span text:style-name="T433">|np1</text:span><text:span text:style-name="T432">)</text:span><text:span text:style-name="T497"> </text:span><text:span text:style-name="T399">\S+?_</text:span><text:span text:style-name="T8">(a\S+|d\S+|m\S+</text:span><text:span text:style-name="T67">|jjr?</text:span><text:span text:style-name="T70">|,</text:span><text:span text:style-name="T8">)</text:span><text:span text:style-name="T398">)</text:span><text:span text:style-name="T592">(?# </text:span><text:span text:style-name="T593">SLOT 4L STEP </text:span><text:span text:style-name="T595">12</text:span><text:span text:style-name="T593">: Reject incorrectly tagged pattern</text:span><text:span text:style-name="T606">s</text:span><text:span text:style-name="T593"> </text:span><text:span text:style-name="T680">&lt;sentence end&gt; But the </text:span><text:span text:style-name="T793">birch bark_vv0</text:span><text:span text:style-name="T593">, </text:span><text:span text:style-name="T692">. An internal </text:span><text:span text:style-name="T837">agency alert_vv0</text:span><text:span text:style-name="T593">.</text:span><text:span text:style-name="T592">)</text:span><text:span text:style-name="T400">|(,_,</text:span><text:span text:style-name="T498"> </text:span><text:span text:style-name="T401">\S+?_csa?</text:span><text:span text:style-name="T498"> </text:span><text:span text:style-name="T400">\S+?_</text:span><text:span text:style-name="T8">(a\S+|d\S+|m\S+)</text:span><text:span text:style-name="T400">)</text:span><text:span text:style-name="T594">(?#</text:span><text:span text:style-name="T595">SLOT 4</text:span><text:span text:style-name="T598">L</text:span><text:span text:style-name="T595"> STEP 13: Rehect incorrectly tagged pattern </text:span><text:span text:style-name="T681">,_, as a government usher_vv0</text:span><text:span text:style-name="T595"> </text:span><text:span text:style-name="T594">)</text:span><text:span text:style-name="T410">|(\S+?_([,!\.\?]|null)</text:span><text:span text:style-name="T501"> </text:span><text:span text:style-name="T410">\S+?_n[np]t?1</text:span><text:span text:style-name="T501"> </text:span><text:span text:style-name="T410">:_:)</text:span><text:span text:style-name="T597">(?# SLOT 4</text:span><text:span text:style-name="T598">L</text:span><text:span text:style-name="T597"> STEP 14: Reject incorrectly tagged pattern <text:s/></text:span><text:span text:style-name="T683">&lt;sentence end&gt; Buzzword : lether_vv0</text:span><text:span text:style-name="T597"> .)</text:span><text:span text:style-name="T411">|(\S+?_(pnqs|cst)</text:span><text:span text:style-name="T502"> </text:span><text:span text:style-name="T466">\S+?</text:span><text:span text:style-name="T411">_v</text:span><text:span text:style-name="T466">[v</text:span><text:span text:style-name="T411">d</text:span><text:span text:style-name="T466">]</text:span><text:span text:style-name="T411">0</text:span><text:span text:style-name="T502"> </text:span><text:span text:style-name="T411">\S+?_(a\S+|d\S+|m\S+|n\S+|jj[rt]?</text:span><text:span text:style-name="T466">|i\S(_rp@?)?</text:span><text:span text:style-name="T411">))</text:span><text:span text:style-name="T598">(?# SLOT 4L STEP 15: Reject pattern </text:span><text:span text:style-name="T835">moms-to-be</text:span><text:span text:style-name="T877"> </text:span><text:span text:style-name="T684">who do low-impact </text:span><text:span text:style-name="T835">exercise</text:span><text:span text:style-name="T598">, </text:span><text:span text:style-name="T697">who fall in </text:span><text:span text:style-name="T803">love have</text:span><text:span text:style-name="T598">)</text:span><text:span text:style-name="T412">|(\S+?_i\S</text:span><text:span text:style-name="T503"> </text:span><text:span text:style-name="T412">\S+?_(</text:span><text:span text:style-name="T411">a\S+|</text:span><text:soft-page-break/><text:span text:style-name="T411">d\S+|m\S+</text:span><text:span text:style-name="T412">|</text:span><text:span text:style-name="T411">jj</text:span><text:span text:style-name="T412">r</text:span><text:span text:style-name="T411">?</text:span><text:span text:style-name="T502"> </text:span><text:span text:style-name="T412">\S+?_np\d</text:span><text:span text:style-name="T503"> </text:span><text:span text:style-name="T412">\S+?_nn1</text:span><text:span text:style-name="T411">)</text:span><text:span text:style-name="T412">)</text:span><text:span text:style-name="T599">(?# SLOT 4L STEP 16: Reject incorrectly tagged pattern </text:span><text:span text:style-name="T685">against former CBC radio </text:span><text:span text:style-name="T836">host_vv0 Jim Lampley</text:span><text:span text:style-name="T599"> .)</text:span><text:span text:style-name="T415">|(\S+?_r[rtl]</text:span><text:span text:style-name="T505"> </text:span><text:span text:style-name="T415">\S+?_i\S</text:span><text:span text:style-name="T505"> </text:span><text:span text:style-name="T415">\S+?_</text:span><text:span text:style-name="T11">(a\S+|d\S+|m\S+)</text:span><text:span text:style-name="T415">)</text:span><text:span text:style-name="T600">(?#SLOT 4L STEP 17: Reject incorrectly tagged pattern </text:span><text:span text:style-name="T686">even with the </text:span><text:span text:style-name="T796">name change_vv0</text:span><text:span text:style-name="T600"> .)</text:span><text:span text:style-name="T416">|(\S+?_vm</text:span><text:span text:style-name="T506"> </text:span><text:span text:style-name="T416">\S+?_i\S</text:span><text:span text:style-name="T506"> </text:span><text:span text:style-name="T416">\S+?_</text:span><text:span text:style-name="T11">(a\S+|d\S+|m\S+)</text:span><text:span text:style-name="T416">)</text:span><text:span text:style-name="T601">(?#SLOT 4L STEP 18: Reject pattern </text:span><text:span text:style-name="T687">would at this </text:span><text:span text:style-name="T797">point draw</text:span><text:span text:style-name="T601"> .)</text:span><text:span text:style-name="T418">|(\S+?_ex</text:span><text:span text:style-name="T507"> </text:span><text:span text:style-name="T418">\S+?_vb\S+</text:span><text:span text:style-name="T507"> </text:span><text:span text:style-name="T418">\S+?_</text:span><text:span text:style-name="T51">(a\S+|d\S+|m\S+)</text:span><text:span text:style-name="T418">)</text:span><text:span text:style-name="T602">(?#SLOT 4L STEP 19: Reject incorrectly tagged pattern </text:span><text:span text:style-name="T688">There was one </text:span><text:span text:style-name="T798">job open_vv0</text:span><text:span text:style-name="T602">.)</text:span><text:span text:style-name="T419">|(\S+?_vvz</text:span><text:span text:style-name="T508"> </text:span><text:span text:style-name="T419">\S+?_i\S</text:span><text:span text:style-name="T508"> </text:span><text:span text:style-name="T360">\S+?_</text:span><text:span text:style-name="T11">(a\S+|d\S+|m\S+)</text:span><text:span text:style-name="T419">)</text:span><text:span text:style-name="T603">(?#SLOT 4L STEP 20: Reject incorrectly tagged pattern </text:span><text:span text:style-name="T799">recent government</text:span><text:span text:style-name="T689"> moves_vvz on that </text:span><text:span text:style-name="T799">front have</text:span><text:span text:style-name="T603"> .)</text:span><text:span text:style-name="T420">|(\S+?_(rr|dd)q</text:span><text:span text:style-name="T509"> </text:span><text:span text:style-name="T420">\S+?_(vm|vd[zd])</text:span><text:span text:style-name="T509"> </text:span><text:span text:style-name="T420">\S+?_</text:span><text:span text:style-name="T421">(</text:span><text:span text:style-name="T420">nn1</text:span><text:span text:style-name="T421">|vvi)</text:span><text:span text:style-name="T420">)</text:span><text:span text:style-name="T604">(?# SLOT 4L STEP 21: Reject </text:span><text:span text:style-name="T605">potentially erroneously tagged </text:span><text:span text:style-name="T604">pattern </text:span><text:span text:style-name="T690">How could design_</text:span><text:span text:style-name="T691">vvi</text:span><text:span text:style-name="T690"> </text:span><text:span text:style-name="T800">thinking solve</text:span><text:span text:style-name="T604"> .)</text:span><text:span text:style-name="T442">|(\S+?_ddq</text:span><text:span text:style-name="T513"> </text:span><text:span text:style-name="T442">\S+?_(vm|vb\S+)</text:span><text:span text:style-name="T513"> </text:span><text:span text:style-name="T418">\S+?_</text:span><text:span text:style-name="T51">(a\S+|d\S+|m\S+)</text:span><text:span text:style-name="T442">)</text:span><text:span text:style-name="T607">(?#SLOT 4L STEP 22: Reject erroneously tagged pattern </text:span><text:span text:style-name="T693">What is her double </text:span><text:span text:style-name="T838">take_vv0</text:span><text:span text:style-name="T607"> .)</text:span><text:span text:style-name="T446">|(n</text:span><text:span text:style-name="T374">'</text:span><text:span text:style-name="T446">t_xx</text:span><text:span text:style-name="T516"> </text:span><text:span text:style-name="T446">that_cst</text:span><text:span text:style-name="T516"> </text:span><text:span text:style-name="T446">\S+?_(da1?|jj[rt]?))</text:span><text:span text:style-name="T608">(?#SLOT 4L STEP 23: Reject erroneously tagged pattern </text:span><text:span text:style-name="T801">would</text:span><text:span text:style-name="T694"> n’t that_cst same </text:span><text:span text:style-name="T801">thing happen</text:span><text:span text:style-name="T608"> .)</text:span><text:span text:style-name="T453">|(\S+?_ddq</text:span><text:span text:style-name="T518"> </text:span><text:span text:style-name="T453">\S+?_nn1</text:span><text:span text:style-name="T518"> </text:span><text:span text:style-name="T453">of_io</text:span><text:span text:style-name="T518"> </text:span><text:span text:style-name="T453">\S+?_nn[a-z]?1</text:span><text:span text:style-name="T518"> </text:span><text:span text:style-name="T453">(do|have)_)</text:span><text:span text:style-name="T609">(?#SLOT 4L STEP24: Reject pattern </text:span><text:span text:style-name="T695">What kind of response have </text:span><text:span text:style-name="T840">you</text:span><text:span text:style-name="T609"> .)</text:span><text:span text:style-name="T459">|(\S+?_(vm|vd\S)</text:span><text:span text:style-name="T520"> </text:span><text:span text:style-name="T459">\S+?_pn1</text:span><text:span text:style-name="T520"> </text:span><text:span text:style-name="T459">like_\S+</text:span><text:span text:style-name="T520"> </text:span><text:span text:style-name="T459">\S+?_dd1)</text:span><text:span text:style-name="T610">(?#SLOT 40 STEP25: Reject erroneously tagged pattern </text:span><text:span text:style-name="T696">does something like this </text:span><text:span text:style-name="T802">happen</text:span><text:span text:style-name="T610">.)</text:span><text:span text:style-name="T2">)</text:span><text:span text:style-name="T559">\</text:span><text:span text:style-name="T350">S+</text:span><text:span text:style-name="T577">(?#</text:span><text:span text:style-name="T582">Close the lookahead and</text:span><text:span text:style-name="T577"> move to the next </text:span><text:span text:style-name="T582">position</text:span><text:span text:style-name="T577">)</text:span><text:span text:style-name="T526">\s</text:span><text:span text:style-name="T529">(?!(and_cc</text:span><text:span text:style-name="T477"> </text:span><text:span text:style-name="T529">\S+?_(a\S+|d\S+|m\S+|n\S+|jj[rt]?)</text:span><text:span text:style-name="T350">)</text:span><text:span text:style-name="T611">(?# SLOT 3L STEP 1. Reject the pattern</text:span><text:span text:style-name="T720"> </text:span><text:span text:style-name="T698">and the</text:span><text:span text:style-name="T720"> </text:span><text:span text:style-name="T347">NN1, </text:span><text:span text:style-name="T311">and carved</text:span><text:span text:style-name="T335"> </text:span><text:span text:style-name="T347">entryway</text:span><text:span text:style-name="T335">.</text:span><text:span text:style-name="T720">)</text:span><text:span text:style-name="T557">|</text:span><text:span text:style-name="T529">(</text:span><text:span text:style-name="T531">(</text:span><text:span text:style-name="T529">\S+?_(n</text:span><text:span text:style-name="T539">[</text:span><text:span text:style-name="T529">n</text:span><text:span text:style-name="T539">p]</text:span><text:span text:style-name="T529">[lu]?2?(_\S+)?|d[da]2?)</text:span><text:span text:style-name="T531">|[Tt]eam_nn1)</text:span><text:span text:style-name="T477"> </text:span><text:span text:style-name="T529">\S+?_i\S</text:span><text:span text:style-name="T477"> </text:span><text:span text:style-name="T529">\S+?_</text:span><text:span text:style-name="T540">(</text:span><text:span text:style-name="T529">n[a-z]+1?</text:span><text:span text:style-name="T540">|dd1)</text:span><text:span text:style-name="T529">)</text:span><text:span text:style-name="T611">(?# SLOT 3L STEP 2. Reject the patterns </text:span><text:span text:style-name="T698">those in Brazil, many in </text:span><text:soft-page-break/><text:span text:style-name="T698">England, dollars in fraud, </text:span><text:span text:style-name="T811">the</text:span><text:span text:style-name="T700"> team behind Bakerie</text:span><text:span text:style-name="T720">, </text:span><text:span text:style-name="T704">games like that</text:span><text:span text:style-name="T643">.</text:span><text:span text:style-name="T611">)</text:span><text:span text:style-name="T557">|</text:span><text:span text:style-name="T529">(</text:span><text:span text:style-name="T350">(\S+?_(\S*?vm\S*?|vh\S|vd</text:span><text:span text:style-name="T455">[</text:span><text:span text:style-name="T350">z</text:span><text:span text:style-name="T455">d]</text:span><text:span text:style-name="T350">)|n't_xx|([Hh]elp(s|ed|ing)?|[Ll]et(s|ting)?|[Mm]a(k(e(s)?|ing)|de)|[Ww]atch(e[sd]?|ing)?|[Hh]ear(s|d|ing)?</text:span><text:span text:style-name="T395">|</text:span><text:span text:style-name="T385">[Gg][eo]t(en)?</text:span><text:span text:style-name="T395">|</text:span><text:span text:style-name="T31">[Ff]e(els?(ing)?|lt)</text:span><text:span text:style-name="T350">)_vv\S)</text:span><text:span text:style-name="T477"> </text:span><text:span text:style-name="T529">\S+?_(</text:span><text:span text:style-name="T350">a\S+|d\S+|m\S+|</text:span><text:span text:style-name="T554">n\S+</text:span><text:span text:style-name="T350">|jj[rt]?</text:span><text:span text:style-name="T529">)</text:span><text:span text:style-name="T477"> </text:span><text:span text:style-name="T529">\S+?_(n</text:span><text:span text:style-name="T550">[</text:span><text:span text:style-name="T529">n</text:span><text:span text:style-name="T552">d</text:span><text:span text:style-name="T550">p]</text:span><text:span text:style-name="T529">1|</text:span><text:span text:style-name="T544">pn1</text:span><text:span text:style-name="T529">))</text:span><text:span text:style-name="T611">(?# SLOT 3L STEP 3. Reject patterns</text:span><text:span text:style-name="T720"> </text:span><text:span text:style-name="T698">have my assistant bring, let the president see, make the money count, watch his son suffer</text:span><text:span text:style-name="T611"> etc.)</text:span><text:span text:style-name="T350">|(to_</text:span><text:span text:style-name="T408">\S+</text:span><text:span text:style-name="T477"> </text:span><text:span text:style-name="T350">\S+?_(mc1|dd1?)</text:span><text:span text:style-name="T477"> </text:span><text:span text:style-name="T350">\S+?_nnt1|</text:span><text:span text:style-name="T235">(?#fork)</text:span><text:span text:style-name="T430">(</text:span><text:span text:style-name="T350">\S+?_(</text:span><text:span text:style-name="T403">vm|</text:span><text:span text:style-name="T424">v</text:span><text:span text:style-name="T431">[d</text:span><text:span text:style-name="T424">v</text:span><text:span text:style-name="T431">]</text:span><text:span text:style-name="T435">[</text:span><text:span text:style-name="T460">d</text:span><text:span text:style-name="T424">z</text:span><text:span text:style-name="T435">0]</text:span><text:span text:style-name="T424">|</text:span><text:span text:style-name="T350">nn2|pp(is\d|hs2</text:span><text:span text:style-name="T430">)</text:span><text:span text:style-name="T350">|</text:span><text:span text:style-name="T351">[\.\?!]</text:span><text:span text:style-name="T430">)|which_ddq</text:span><text:span text:style-name="T350">)</text:span><text:span text:style-name="T477"> </text:span><text:span text:style-name="T350">\S+?_i\S</text:span><text:span text:style-name="T477"> </text:span><text:span text:style-name="T350">\S+?_n</text:span><text:span text:style-name="T424">[</text:span><text:span text:style-name="T350">n</text:span><text:span text:style-name="T424">p]</text:span><text:span text:style-name="T350">1</text:span><text:span text:style-name="T430">)</text:span><text:span text:style-name="T611">(?#SLOT 3L STEP 4: Reject patterns </text:span><text:span text:style-name="T698">to one day become, you in turn contribute, doctors in turn help, </text:span><text:span text:style-name="T702">would in fact go </text:span><text:span text:style-name="T617">and also the incorrectly tagged sequence </text:span><text:span text:style-name="T705">reports_vvz in Israel.</text:span><text:span text:style-name="T611">)</text:span><text:span text:style-name="T350">|([Ll]isten(s|ing|ed)?_vv\S</text:span><text:span text:style-name="T477"> </text:span><text:span text:style-name="T350">to_ii</text:span><text:span text:style-name="T477"> </text:span><text:span text:style-name="T350">\S+?_n[np]1)</text:span><text:span text:style-name="T611">(?# </text:span><text:span text:style-name="T613">SLOT 3L STEP 5: </text:span><text:span text:style-name="T611">Reject pattern </text:span><text:span text:style-name="T698">listen to Mike</text:span><text:span text:style-name="T611"> </text:span><text:span text:style-name="T831">speak</text:span><text:span text:style-name="T611">.)</text:span><text:span text:style-name="T357">|((\S+?_[!\.\?</text:span><text:span text:style-name="T724">"</text:span><text:span text:style-name="T357">]</text:span><text:span text:style-name="T361">|if_cs</text:span><text:span text:style-name="T381">|&lt;p&gt;(_null)?</text:span><text:span text:style-name="T357">)</text:span><text:span text:style-name="T480"> </text:span><text:span text:style-name="T357">\S+?_</text:span><text:span text:style-name="T8">(a\S+|d\S+|m\S+</text:span><text:span text:style-name="T18">|jj</text:span><text:span text:style-name="T23">|</text:span><text:span text:style-name="T336">"</text:span><text:span text:style-name="T337">|csa?</text:span><text:span text:style-name="T338">|n[np]1</text:span><text:span text:style-name="T339">|zz1</text:span><text:span text:style-name="T8">)</text:span><text:span text:style-name="T117"> </text:span><text:span text:style-name="T9">\S+?_n\S+1</text:span><text:span text:style-name="T357">)</text:span><text:span text:style-name="T612">(?# </text:span><text:span text:style-name="T613">SLOT3L STEP 6: Reject pattern </text:span><text:span text:style-name="T699">. The Treasury </text:span><text:span text:style-name="T810">say, </text:span><text:span text:style-name="T202">and the old-fashioned subjunctive triggered by I</text:span><text:span text:style-name="T254">F.</text:span><text:span text:style-name="T642"> </text:span><text:span text:style-name="T612">)</text:span><text:span text:style-name="T358">|(\S+?_nn2?</text:span><text:span text:style-name="T481"> </text:span><text:span text:style-name="T358">(a|an)_at1</text:span><text:span text:style-name="T481"> </text:span><text:span text:style-name="T358">\S+?_nnt1)</text:span><text:span text:style-name="T613">(?# SLOT3L STEP7: Reject pattern </text:span><text:span text:style-name="T810">102</text:span><text:span text:style-name="T699"> people a year </text:span><text:span text:style-name="T810">lose.</text:span><text:span text:style-name="T613">)</text:span><text:span text:style-name="T363">|(\S+?_</text:span><text:span text:style-name="T392">(</text:span><text:span text:style-name="T363">ddq</text:span><text:span text:style-name="T444">|rrq</text:span><text:span text:style-name="T392">|cs(?=\W))</text:span><text:span text:style-name="T484"> </text:span><text:span text:style-name="T364">\S+?_</text:span><text:span text:style-name="T8">(a\S+|d\S+|m\S+</text:span><text:span text:style-name="T78">|jj[rt]?</text:span><text:span text:style-name="T108">|vbz</text:span><text:span text:style-name="T8">)</text:span><text:span text:style-name="T363">)</text:span><text:span text:style-name="T614">(?#</text:span><text:span text:style-name="T615">SLOT 3L STEP <text:s/>8: Reject pattern</text:span><text:span text:style-name="T618">s, </text:span><text:span text:style-name="T621">one of them erroneously tagged,</text:span><text:span text:style-name="T615"> </text:span><text:span text:style-name="T701">what the </text:span><text:span text:style-name="T812">group call</text:span><text:span text:style-name="T615">, </text:span><text:span text:style-name="T706">why Inuit </text:span><text:span text:style-name="T813">youth, </text:span><text:span text:style-name="T312">how ’s he</text:span><text:span text:style-name="T816"> look.</text:span><text:span text:style-name="T614">)</text:span><text:span text:style-name="T413">|(</text:span><text:span text:style-name="T414">[N</text:span><text:span text:style-name="T413">n</text:span><text:span text:style-name="T414">]</text:span><text:span text:style-name="T413">o_\S+</text:span><text:span text:style-name="T504"> </text:span><text:span text:style-name="T413">one_\S+</text:span><text:span text:style-name="T504"> </text:span><text:span text:style-name="T413">will_\S+)</text:span><text:span text:style-name="T616">(?# SLOT 3L STEP 9: Reject the erroneously tagged sequence </text:span><text:span text:style-name="T703">no one will_nn1</text:span><text:span text:style-name="T616"> )</text:span><text:span text:style-name="T458">|([Hh]ow_\S+</text:span><text:span text:style-name="T519"> </text:span><text:span text:style-name="T458">\S+?_d\S+)</text:span><text:span text:style-name="T619">(?#SLOT 3L STEP10: Reject pattern </text:span><text:span text:style-name="T707">how much </text:span><text:span text:style-name="T814">money have you ...</text:span><text:span text:style-name="T619"> .)</text:span><text:span text:style-name="T461">|(\S+?_ddq</text:span><text:span text:style-name="T521"> </text:span><text:span text:style-name="T461">[^_]+_vbz</text:span><text:span text:style-name="T521"> </text:span><text:span text:style-name="T461">[^_]+_dd1)</text:span><text:span text:style-name="T620">(?#SLOT 3L STEP 11: Reject wrongly tagged pattern </text:span><text:span text:style-name="T708">what ’s_vbz </text:span><text:span text:style-name="T815">this </text:span><text:soft-page-break/><text:span text:style-name="T815">do</text:span><text:span text:style-name="T620"> .)</text:span><text:span text:style-name="T532">)</text:span><text:span text:style-name="T558">\</text:span><text:span text:style-name="T529">S+</text:span><text:span text:style-name="T611">(?# Then advance to the next slot)</text:span><text:span text:style-name="T556">\</text:span><text:span text:style-name="T526">s</text:span><text:span text:style-name="T529">(?!and|n't|</text:span><text:span text:style-name="T350">[Hh]elp(s|ed|ing)?|[Ll]et(s|ting)?|[Mm]a(k(e(s)?|ing)|de)|[Ww]atch(e[sd]?|ing)?|[Hh]ear(s|d|ing)?</text:span><text:span text:style-name="T391">|[Ff]e(els?(ing)?|lt)</text:span><text:span text:style-name="T352">|&lt;p&gt;</text:span><text:span text:style-name="T529">)\S+?_(?!</text:span><text:span text:style-name="T541">cs[nw]?</text:span><text:span text:style-name="T515"> </text:span><text:span text:style-name="T541">|</text:span><text:span text:style-name="T529">vm</text:span><text:span text:style-name="T477"> </text:span><text:span text:style-name="T529">|vh\S</text:span><text:span text:style-name="T477"> </text:span><text:span text:style-name="T529">|</text:span><text:span text:style-name="T530">[\.\?!]</text:span><text:span text:style-name="T477"> </text:span><text:span text:style-name="T529">|fo</text:span><text:span text:style-name="T477"> </text:span><text:span text:style-name="T529">|</text:span><text:span text:style-name="T546">null |</text:span><text:span text:style-name="T549">ddqv?</text:span><text:span text:style-name="T546"> </text:span><text:span text:style-name="T549">|</text:span><text:span text:style-name="T529">vd</text:span><text:span text:style-name="T536">[d</text:span><text:span text:style-name="T529">z</text:span><text:span text:style-name="T536">]</text:span><text:span text:style-name="T477"> </text:span><text:span text:style-name="T529">|(nn2|pp(is2|hs2|</text:span><text:span text:style-name="T530">[\.\?!]</text:span><text:span text:style-name="T529">))</text:span><text:span text:style-name="T477"> </text:span><text:span text:style-name="T529">each)\S+</text:span><text:span text:style-name="T622">(?# SLOT 2L. Reject <text:s/></text:span><text:span text:style-name="T721">and, </text:span><text:span text:style-name="T622">modals, the negative contraction, verbs that take NP plus BARE INFINITIVE complements, the hashtag, </text:span><text:span text:style-name="T721">does, </text:span><text:span text:style-name="T622">and the patterns </text:span><text:span text:style-name="T721">they each, we each, victims each. </text:span><text:span text:style-name="T623">Reject terminal punctuation because it’s not possible for a MS to occur only 2 words into a new sentence. </text:span><text:span text:style-name="T624">Reject the </text:span><text:span text:style-name="T644">IF</text:span><text:span text:style-name="T624">-subjunctive with simple subjects.</text:span><text:span text:style-name="T622">)</text:span><text:span text:style-name="T526">\s</text:span><text:span text:style-name="T529">(((?&lt;=the_at</text:span><text:span text:style-name="T477"> </text:span><text:span text:style-name="T529">)\S+?_md</text:span><text:span text:style-name="T477"> </text:span><text:span text:style-name="T350">)|(?!\w*?politics</text:span><text:span text:style-name="T355">|couple</text:span><text:span text:style-name="T359">|team_</text:span><text:span text:style-name="T365">|Arsenal</text:span><text:span text:style-name="T454">|--_nn1</text:span><text:span text:style-name="T350">)(same_da</text:span><text:span text:style-name="T477"> </text:span><text:span text:style-name="T454">|</text:span><text:span text:style-name="T353">\S</text:span><text:span text:style-name="T350">+?_(n\w+1</text:span><text:span text:style-name="T450">(_n\w+1@?)?</text:span><text:span text:style-name="T477"> </text:span><text:span text:style-name="T350">|pn1</text:span><text:span text:style-name="T477"> </text:span><text:span text:style-name="T350">|pphs?1</text:span><text:span text:style-name="T477"> </text:span><text:span text:style-name="T350">|d[ad]1</text:span><text:span text:style-name="T477"> </text:span><text:span text:style-name="T350">|mc1</text:span><text:span text:style-name="T477"> </text:span><text:span text:style-name="T350">)))</text:span><text:span text:style-name="T626">(?# SLOT 1L: Reject numerically ambiguous nouns such as </text:span><text:span text:style-name="T640">politics, </text:span><text:span text:style-name="T641">couple</text:span><text:span text:style-name="T626">. This list will likely grow later. Then match 3sg NOUN/PRONOUN, followed by a whitespace. same_dd korjattu muotoon same_daVÄLILYÖNTI.)</text:span><text:span text:style-name="T350">(</text:span><text:span text:style-name="T441">(?!much)</text:span><text:span text:style-name="T529">\S+?_(rr\d?\d?</text:span><text:span text:style-name="T477"> </text:span><text:span text:style-name="T529">|xx</text:span><text:span text:style-name="T477"> </text:span><text:span text:style-name="T529">)){0,2</text:span><text:span text:style-name="T350">}</text:span><text:span text:style-name="T627">(?# OPTIONAL ELEMENT. Match up to 2 OPTIONAL adverbs or a negator plus adverb combination, followed by a whitespace)</text:span><text:span text:style-name="T375">((?!makeover_)[a-z]+_(vv0</text:span><text:span text:style-name="T499"> </text:span><text:span text:style-name="T375">|vd0(?!</text:span><text:span text:style-name="T499"> </text:span><text:span text:style-name="T375">not_|</text:span><text:span text:style-name="T499"> </text:span><text:span text:style-name="T375">n't|</text:span><text:span text:style-name="T499"> </text:span><text:span text:style-name="T405">\S+?</text:span><text:span text:style-name="T375">_</text:span><text:span text:style-name="T404">pp</text:span><text:span text:style-name="T405">(y|is\d|hs2)</text:span><text:span text:style-name="T499"> </text:span><text:span text:style-name="T404">(\S+?_r[rt]</text:span><text:span text:style-name="T500"> </text:span><text:span text:style-name="T404">)?</text:span><text:span text:style-name="T375">\S+?_v)</text:span><text:span text:style-name="T499"> </text:span><text:span text:style-name="T375">|vh0(?!</text:span><text:span text:style-name="T499"> </text:span><text:span text:style-name="T375">not_|</text:span><text:span text:style-name="T499"> </text:span><text:span text:style-name="T375">n't|</text:span><text:span text:style-name="T499"> </text:span><text:span text:style-name="T375">(I|we|they)_|</text:span><text:span text:style-name="T499"> </text:span><text:span text:style-name="T375">\S+?_(v\wn|rr</text:span><text:span text:style-name="T499"> </text:span><text:span text:style-name="T375">\S+?_v\wn))</text:span><text:span text:style-name="T499"> </text:span><text:span text:style-name="T375">)|live_rr</text:span><text:span text:style-name="T499"> </text:span><text:span text:style-name="T375">)</text:span><text:span text:style-name="T630">(?# NODE. Match an uninflected lexical verb</text:span><text:span text:style-name="T722"> </text:span><text:span text:style-name="T630">plus a whitespace</text:span><text:span text:style-name="T722">.</text:span><text:span text:style-name="T630"> Reject patterns </text:span><text:span text:style-name="T709">do I, do we, do they, do not, do n't, have not, have n't, have done </text:span><text:span text:style-name="T639">and</text:span><text:span text:style-name="T709"> have only done</text:span><text:span text:style-name="T630">. </text:span><text:span text:style-name="T631">Reject patterns </text:span><text:span text:style-name="T711">have I, have we, have they.</text:span><text:span text:style-name="T631"> </text:span><text:span text:style-name="T630">The underscore to the </text:span><text:span text:style-name="T709">not </text:span><text:span text:style-name="T630">forbidden from following </text:span><text:span text:style-name="T709">have </text:span><text:span text:style-name="T630">was added a bit later. It should make sure some valid hits get through, such as hypothetical </text:span><text:span text:style-name="T709">We demand that he have nothing but food in his backpack. </text:span><text:span text:style-name="T632">ALSO MATCH </text:span><text:span text:style-name="T712">live </text:span><text:span text:style-name="T632">incorrectly tagged as an adverb</text:span><text:span text:style-name="T710">.</text:span><text:span text:style-name="T723"> </text:span><text:span text:style-name="T630">)</text:span><text:span text:style-name="T370">|_</text:span><text:span text:style-name="T373">(?!vm|vd\S)[^_]+</text:span><text:span text:style-name="T528">\s</text:span><text:span text:style-name="T370">[^_]+_(n[np][tluo]?2?|pp(is\d|y|hs2)|d[abd]2?|m[cd]2?)</text:span><text:span text:style-name="T633">(?# </text:span><text:span text:style-name="T634">Non-3sg subject</text:span><text:span text:style-name="T633">.)</text:span><text:span text:style-name="T528">\s</text:span><text:span text:style-name="T370">not_xx</text:span><text:span text:style-name="T528">\s</text:span><text:span text:style-name="T370">((?!only)[^_]+_rr</text:span><text:span text:style-name="T555">\s</text:span><text:span text:style-name="T370">)?</text:span><text:span text:style-name="T636">(?# </text:span><text:span text:style-name="T713">NOT</text:span><text:span text:style-name="T636"> </text:span><text:span text:style-name="T637">followed by an optional adverb that is not</text:span><text:span text:style-name="T713"> only.</text:span><text:span text:style-name="T636">)</text:span><text:span text:style-name="T370">[^_]+_(vv[0i]</text:span><text:span text:style-name="T486"> </text:span><text:span text:style-name="T370">|vd[0i](?!</text:span><text:span text:style-name="T486"> </text:span><text:span text:style-name="T370">not_|</text:span><text:span text:style-name="T486"> </text:span><text:span text:style-name="T370">n't)|vh[0i](?!</text:span><text:span text:style-name="T486"> </text:span><text:span text:style-name="T370">not|</text:span><text:span text:style-name="T486"> </text:span><text:soft-page-break/><text:span text:style-name="T370">n't|</text:span><text:span text:style-name="T486"> </text:span><text:span text:style-name="T370">\S+?_(v\wn|rr \S+?_v\wn)) )</text:span><text:span text:style-name="T633">(?# <text:s/></text:span><text:span text:style-name="T635">Search 2: </text:span><text:span text:style-name="T634">An uninflected verb:</text:span><text:span text:style-name="T633"> </text:span><text:span text:style-name="T634">v</text:span><text:span text:style-name="T633">v0 </text:span><text:span text:style-name="T634">must be an unambiguous tag without alternatives</text:span><text:span text:style-name="T633">, </text:span><text:span text:style-name="T634">If the verb is </text:span><text:span text:style-name="T715">do</text:span><text:span text:style-name="T645"> </text:span><text:span text:style-name="T634">or </text:span><text:span text:style-name="T714">h</text:span><text:span text:style-name="T715">ave</text:span><text:span text:style-name="T633">, </text:span><text:span text:style-name="T634">it may not be followed by a negator or past participle</text:span><text:span text:style-name="T633">.)</text:span><text:span text:style-name="T372">|</text:span><text:span text:style-name="T527">\s</text:span><text:span text:style-name="T371">(?!([Cc]onsider(s|ed|ing)?|([Dd](o(es|ing)?|id))|[Mm]a(k(es?|ing)|de)|[Gg](iv(es?|ing)|ave)</text:span><text:span text:style-name="T377">|[Cc]all(s|ing|ed)?</text:span><text:span text:style-name="T402">|[Ff](i|ou)nd(s|ing)?</text:span><text:span text:style-name="T469">|[Ll]et(s|ting)?</text:span><text:span text:style-name="T371">)_\S+?|\S+?_</text:span><text:span text:style-name="T393">(</text:span><text:span text:style-name="T371">v</text:span><text:span text:style-name="T440">[</text:span><text:span text:style-name="T371">b</text:span><text:span text:style-name="T440">h]</text:span><text:span text:style-name="T371">\S+</text:span><text:span text:style-name="T393">|i\S</text:span><text:span text:style-name="T427">|xx</text:span><text:span text:style-name="T393">)</text:span><text:span text:style-name="T371">)\S+</text:span><text:span text:style-name="T487"> </text:span><text:span text:style-name="T371">\S+?_(pphs?1)</text:span><text:span text:style-name="T487"> </text:span><text:span text:style-name="T470">(?!--_\S+)</text:span><text:span text:style-name="T476">[^_]+</text:span><text:span text:style-name="T371">_</text:span><text:span text:style-name="T476">(vv0_)?</text:span><text:span text:style-name="T371">nn\S?1)</text:span><text:span text:style-name="T586">(?# Search </text:span><text:span text:style-name="T587">3</text:span><text:span text:style-name="T586">: Match erroneously tagged subjunctive pattern </text:span><text:span text:style-name="T786">demanded</text:span><text:span text:style-name="T675"> she hand_nn1 </text:span><text:span text:style-name="T786">over</text:span><text:span text:style-name="T302">, </text:span><text:span text:style-name="T193">but try to eliminate patterns that reveal </text:span><text:span text:style-name="T303">it</text:span><text:span text:style-name="T193"> to be a non-subject, such as prepositions and certain verbs prior to </text:span><text:span text:style-name="T303">it</text:span><text:span text:style-name="T586"> )</text:span><text:span text:style-name="T374">|((_vhd</text:span><text:span text:style-name="T488"> </text:span><text:span text:style-name="T374">(\w+_rr\w?</text:span><text:span text:style-name="T488"> </text:span><text:span text:style-name="T374">)?</text:span><text:span text:style-name="T390">(?!</text:span><text:span text:style-name="T422">made</text:span><text:span text:style-name="T409">|helped|let</text:span><text:span text:style-name="T422">|</text:span><text:span text:style-name="T390">felt</text:span><text:span text:style-name="T422">|watched</text:span><text:span text:style-name="T390">)</text:span><text:span text:style-name="T374">\w+_v[bv]n</text:span><text:span text:style-name="T488"> </text:span><text:span text:style-name="T374">|</text:span><text:span text:style-name="T457">(?&lt;![!\?\.&gt;])</text:span><text:span text:style-name="T488"> </text:span><text:span text:style-name="T390">(?!</text:span><text:span text:style-name="T417">made</text:span><text:span text:style-name="T409">|helped|let</text:span><text:span text:style-name="T417">|</text:span><text:span text:style-name="T422">watched|</text:span><text:span text:style-name="T390">felt)</text:span><text:span text:style-name="T374">\S+?_v[bv]d\w?</text:span><text:span text:style-name="T449">(_v[bv]n)?</text:span><text:span text:style-name="T448">(?! doing_)</text:span><text:span text:style-name="T488"> </text:span><text:span text:style-name="T374">)</text:span><text:span text:style-name="T625">(?# Search 4 begins: Match a verb phrase in the past or past perfect tense)</text:span><text:span text:style-name="T374">((?!</text:span><text:span text:style-name="T447">(</text:span><text:span text:style-name="T374">[&lt;!;:,"'\.\?</text:span><text:span text:style-name="T434">\(</text:span><text:span text:style-name="T452">-</text:span><text:span text:style-name="T374">]</text:span><text:span text:style-name="T452">-?</text:span><text:span text:style-name="T374">|\S+?_(\w\wq\w?|ccb?|cs[anw</text:span><text:span text:style-name="T488"> </text:span><text:span text:style-name="T374">]</text:span><text:span text:style-name="T423">|v</text:span><text:span text:style-name="T426">[bhv]</text:span><text:span text:style-name="T423">[rz]</text:span><text:span text:style-name="T451">|-</text:span><text:span text:style-name="T374">)|by_</text:span><text:span text:style-name="T447">|\S+?_vvn</text:span><text:span text:style-name="T517"> </text:span><text:span text:style-name="T447">\S+?_i\S</text:span><text:span text:style-name="T517"> </text:span><text:span text:style-name="T415">\S+?_</text:span><text:span text:style-name="T11">(a\S+|d\S+|m\S+)</text:span><text:span text:style-name="T118"> </text:span><text:span text:style-name="T87">\S+?_nn\S+</text:span><text:span text:style-name="T161"> </text:span><text:span text:style-name="T87">\S+?_vv0</text:span><text:span text:style-name="T251">(?#Reject wrongly tagged pattern </text:span><text:span text:style-name="T332">overlooked on the nominees list_vv0</text:span><text:span text:style-name="T251">.)</text:span><text:span text:style-name="T89">|\S+?_xx</text:span><text:span text:style-name="T163"> </text:span><text:span text:style-name="T89">\S+?_vvn</text:span><text:span text:style-name="T163"> </text:span><text:span text:style-name="T89">\S+?_i\S</text:span><text:span text:style-name="T163"> </text:span><text:span text:style-name="T89">\S+?_</text:span><text:span text:style-name="T11">(a\S+|d\S+|m\S+)</text:span><text:span text:style-name="T118"> </text:span><text:span text:style-name="T89">\S+?_jj[rt]?</text:span><text:span text:style-name="T163"> </text:span><text:span text:style-name="T89">\S+?_nn2</text:span><text:span text:style-name="T163"> </text:span><text:span text:style-name="T89">\S+?_vv0</text:span><text:span text:style-name="T252">(?#Reject wrongly tagged pattern </text:span><text:span text:style-name="T333">was not added to the toxic substances list_vv0</text:span><text:span text:style-name="T252">.)</text:span><text:span text:style-name="T92">|</text:span><text:span text:style-name="T93">(</text:span><text:span text:style-name="T92">help(ing)?|let(ting)?|ma(k(e|ing))|watch(ing)?|hear(ing)?|feel(ing)?</text:span><text:span text:style-name="T93">)_vv[ig]</text:span><text:span text:style-name="T253">(?#Reject causative verbs)</text:span><text:span text:style-name="T447">)</text:span><text:span text:style-name="T374">)\S+?_\S+\s){0,5}</text:span><text:span text:style-name="T625">(?# Match 0 to 5 tokens that are not terminal punctuation, quotation marks, subordinators other than </text:span><text:span text:style-name="T716">that, </text:span><text:span text:style-name="T625">etc)</text:span><text:span text:style-name="T389">(?&lt;!vm</text:span><text:span text:style-name="T495"> </text:span><text:span text:style-name="T389">)(?&lt;!vh0</text:span><text:span text:style-name="T495"> </text:span><text:span text:style-name="T389">)</text:span><text:span text:style-name="T396">(?&lt;!watching_vvg</text:span><text:span text:style-name="T496"> </text:span><text:span text:style-name="T396">)</text:span><text:span text:style-name="T445">(?&lt;!so_rr</text:span><text:span text:style-name="T514"> </text:span><text:span text:style-name="T445">)(?&lt;!therefore_rr</text:span><text:span text:style-name="T514"> </text:span><text:span text:style-name="T445">)</text:span><text:span text:style-name="T397">(?!</text:span><text:soft-page-break/><text:span text:style-name="T397">same_)</text:span><text:span text:style-name="T374">\S+?_(n[np][tluo]?2?|pp(is\d|y|hs2)|d[abd]2?|m[cd]2?)</text:span><text:span text:style-name="T625">(?# Match a non-3sg subject.)</text:span><text:span text:style-name="T488"> </text:span><text:span text:style-name="T428">(?!need_</text:span><text:span text:style-name="T429">)</text:span><text:span text:style-name="T471">[^_]+</text:span><text:span text:style-name="T374">_(vv0</text:span><text:span text:style-name="T488"> </text:span><text:span text:style-name="T374">|vd0(?!</text:span><text:span text:style-name="T488"> </text:span><text:span text:style-name="T374">not_|</text:span><text:span text:style-name="T488"> </text:span><text:span text:style-name="T374">n't)|vh0(?!</text:span><text:span text:style-name="T488"> </text:span><text:span text:style-name="T374">not|</text:span><text:span text:style-name="T488"> </text:span><text:span text:style-name="T374">n't|</text:span><text:span text:style-name="T488"> </text:span><text:span text:style-name="T374">\S+?_(v\wn|rr</text:span><text:span text:style-name="T488"> </text:span><text:span text:style-name="T374">\S+?_v\wn))</text:span><text:span text:style-name="T488"> </text:span><text:span text:style-name="T374">))</text:span><text:span text:style-name="T625">(?# Match a NON-PAST verb phras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7:46:10.23</meta:creation-date>
    <dc:date>2017-03-29T09:15:26.276000000</dc:date>
    <meta:editing-duration>P8DT23H24M29S</meta:editing-duration>
    <meta:editing-cycles>379</meta:editing-cycles>
    <meta:generator>LibreOffice/5.2.4.2$Windows_x86 LibreOffice_project/3d5603e1122f0f102b62521720ab13a38a4e0eb0</meta:generator>
    <meta:document-statistic meta:table-count="0" meta:image-count="0" meta:object-count="0" meta:page-count="18" meta:paragraph-count="1" meta:word-count="2796" meta:character-count="26586" meta:non-whitespace-character-count="23786"/>
  </office:meta>
</office:document-meta>
</file>